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56pt"/>
    </style:style>
    <style:style style:name="co2" style:family="table-column">
      <style:table-column-properties fo:break-before="auto" style:column-width="92.15pt"/>
    </style:style>
    <style:style style:name="co3" style:family="table-column">
      <style:table-column-properties fo:break-before="auto" style:column-width="57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0.81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2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22"/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erealBox" table:style-name="ta1">
        <table:shapes>
          <draw:frame draw:z-index="0" draw:style-name="gr1" draw:text-style-name="P1" svg:width="864pt" svg:height="432pt" svg:x="321.51pt" svg:y="0pt">
            <loext:p draw:notify-on-update-of-ranges="cerealBox.D1:cerealBox.D1 cerealBox.B1:cerealBox.B1 cerealBox.B2:cerealBox.B51 cerealBox.D1:cerealBox.D1 cerealBox.D1:cerealBox.D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number-columns-repeated="2" office:value-type="string" calcext:value-type="string">
            <text:p>Valor calculado de ángulo</text:p>
          </table:table-cell>
          <table:table-cell/>
          <table:table-cell office:value-type="string" calcext:value-type="string">
            <text:p>Valor ideal</text:p>
          </table:table-cell>
          <table:table-cell table:number-columns-repeated="4"/>
        </table:table-row>
        <table:table-row table:style-name="ro1">
          <table:table-cell office:value-type="float" office:value="0.771161" calcext:value-type="float">
            <text:p>0.771161</text:p>
          </table:table-cell>
          <table:table-cell table:formula="of:=[.A2]+RAND()-1.2" office:value-type="float" office:value="0.436198157265674" calcext:value-type="float">
            <text:p>0.436198157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13034" calcext:value-type="float">
            <text:p>0.813034</text:p>
          </table:table-cell>
          <table:table-cell table:formula="of:=[.A3]+RAND()-1.2" office:value-type="float" office:value="0.0025809295866519" calcext:value-type="float">
            <text:p>0.0025809296</text:p>
          </table:table-cell>
          <table:table-cell table:formula="of:=[.C2]" office:value-type="float" office:value="0.5" calcext:value-type="float">
            <text:p>0.5</text:p>
          </table:table-cell>
          <table:table-cell table:formula="of:=[.D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72881" calcext:value-type="float">
            <text:p>0.772881</text:p>
          </table:table-cell>
          <table:table-cell table:formula="of:=[.A4]+RAND()-1.2" office:value-type="float" office:value="0.223563018830522" calcext:value-type="float">
            <text:p>0.2235630188</text:p>
          </table:table-cell>
          <table:table-cell table:formula="of:=[.C3]" office:value-type="float" office:value="0.5" calcext:value-type="float">
            <text:p>0.5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78854" calcext:value-type="float">
            <text:p>0.778854</text:p>
          </table:table-cell>
          <table:table-cell table:formula="of:=[.A5]+RAND()-1.2" office:value-type="float" office:value="-0.250016633446563" calcext:value-type="float">
            <text:p>-0.2500166334</text:p>
          </table:table-cell>
          <table:table-cell table:formula="of:=[.C4]" office:value-type="float" office:value="0.5" calcext:value-type="float">
            <text:p>0.5</text:p>
          </table:table-cell>
          <table:table-cell table:formula="of:=[.D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62534" calcext:value-type="float">
            <text:p>0.862534</text:p>
          </table:table-cell>
          <table:table-cell table:formula="of:=[.A6]+RAND()-1.2" office:value-type="float" office:value="-0.130793673976973" calcext:value-type="float">
            <text:p>-0.130793674</text:p>
          </table:table-cell>
          <table:table-cell table:formula="of:=[.C5]" office:value-type="float" office:value="0.5" calcext:value-type="float">
            <text:p>0.5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56186" calcext:value-type="float">
            <text:p>0.856186</text:p>
          </table:table-cell>
          <table:table-cell table:formula="of:=[.A7]+RAND()-1.2" office:value-type="float" office:value="-0.118632489131062" calcext:value-type="float">
            <text:p>-0.1186324891</text:p>
          </table:table-cell>
          <table:table-cell table:formula="of:=[.C6]" office:value-type="float" office:value="0.5" calcext:value-type="float">
            <text:p>0.5</text:p>
          </table:table-cell>
          <table:table-cell table:formula="of:=[.D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09337" calcext:value-type="float">
            <text:p>0.609337</text:p>
          </table:table-cell>
          <table:table-cell table:formula="of:=[.A8]+RAND()-1.2" office:value-type="float" office:value="0.262862007224163" calcext:value-type="float">
            <text:p>0.2628620072</text:p>
          </table:table-cell>
          <table:table-cell table:formula="of:=[.C7]" office:value-type="float" office:value="0.5" calcext:value-type="float">
            <text:p>0.5</text:p>
          </table:table-cell>
          <table:table-cell table:formula="of:=[.D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05153" calcext:value-type="float">
            <text:p>0.805153</text:p>
          </table:table-cell>
          <table:table-cell table:formula="of:=[.A9]+RAND()-1.2" office:value-type="float" office:value="0.451134326072492" calcext:value-type="float">
            <text:p>0.4511343261</text:p>
          </table:table-cell>
          <table:table-cell table:formula="of:=[.C8]" office:value-type="float" office:value="0.5" calcext:value-type="float">
            <text:p>0.5</text:p>
          </table:table-cell>
          <table:table-cell table:formula="of:=[.D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25273" calcext:value-type="float">
            <text:p>0.725273</text:p>
          </table:table-cell>
          <table:table-cell table:formula="of:=[.A10]+RAND()-1.2" office:value-type="float" office:value="0.157563417073231" calcext:value-type="float">
            <text:p>0.1575634171</text:p>
          </table:table-cell>
          <table:table-cell table:formula="of:=[.C9]" office:value-type="float" office:value="0.5" calcext:value-type="float">
            <text:p>0.5</text:p>
          </table:table-cell>
          <table:table-cell table:formula="of:=[.D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09122" calcext:value-type="float">
            <text:p>0.709122</text:p>
          </table:table-cell>
          <table:table-cell table:formula="of:=[.A11]+RAND()-1.2" office:value-type="float" office:value="0.499738341089783" calcext:value-type="float">
            <text:p>0.4997383411</text:p>
          </table:table-cell>
          <table:table-cell table:formula="of:=[.C10]" office:value-type="float" office:value="0.5" calcext:value-type="float">
            <text:p>0.5</text:p>
          </table:table-cell>
          <table:table-cell table:formula="of:=[.D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37816" calcext:value-type="float">
            <text:p>0.737816</text:p>
          </table:table-cell>
          <table:table-cell table:formula="of:=[.A12]+RAND()-1.2" office:value-type="float" office:value="0.355944331480977" calcext:value-type="float">
            <text:p>0.3559443315</text:p>
          </table:table-cell>
          <table:table-cell table:formula="of:=[.C11]" office:value-type="float" office:value="0.5" calcext:value-type="float">
            <text:p>0.5</text:p>
          </table:table-cell>
          <table:table-cell table:formula="of:=[.D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17194" calcext:value-type="float">
            <text:p>0.717194</text:p>
          </table:table-cell>
          <table:table-cell table:formula="of:=[.A13]+RAND()-1.2" office:value-type="float" office:value="0.00300568946432822" calcext:value-type="float">
            <text:p>0.0030056895</text:p>
          </table:table-cell>
          <table:table-cell table:formula="of:=[.C12]" office:value-type="float" office:value="0.5" calcext:value-type="float">
            <text:p>0.5</text:p>
          </table:table-cell>
          <table:table-cell table:formula="of:=[.D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80319" calcext:value-type="float">
            <text:p>0.780319</text:p>
          </table:table-cell>
          <table:table-cell table:formula="of:=[.A14]+RAND()-1.2" office:value-type="float" office:value="0.0667956870729693" calcext:value-type="float">
            <text:p>0.0667956871</text:p>
          </table:table-cell>
          <table:table-cell table:formula="of:=[.C13]" office:value-type="float" office:value="0.5" calcext:value-type="float">
            <text:p>0.5</text:p>
          </table:table-cell>
          <table:table-cell table:formula="of:=[.D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44186" calcext:value-type="float">
            <text:p>0.744186</text:p>
          </table:table-cell>
          <table:table-cell table:formula="of:=[.A15]+RAND()-1.2" office:value-type="float" office:value="0.301241181566855" calcext:value-type="float">
            <text:p>0.3012411816</text:p>
          </table:table-cell>
          <table:table-cell table:formula="of:=[.C14]" office:value-type="float" office:value="0.5" calcext:value-type="float">
            <text:p>0.5</text:p>
          </table:table-cell>
          <table:table-cell table:formula="of:=[.D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92656" calcext:value-type="float">
            <text:p>0.792656</text:p>
          </table:table-cell>
          <table:table-cell table:formula="of:=[.A16]+RAND()-1.2" office:value-type="float" office:value="-0.0353374237802679" calcext:value-type="float">
            <text:p>-0.0353374238</text:p>
          </table:table-cell>
          <table:table-cell table:formula="of:=[.C15]" office:value-type="float" office:value="0.5" calcext:value-type="float">
            <text:p>0.5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70988" calcext:value-type="float">
            <text:p>0.770988</text:p>
          </table:table-cell>
          <table:table-cell table:formula="of:=[.A17]+RAND()-1.2" office:value-type="float" office:value="0.11077624053529" calcext:value-type="float">
            <text:p>0.1107762405</text:p>
          </table:table-cell>
          <table:table-cell table:formula="of:=[.C16]" office:value-type="float" office:value="0.5" calcext:value-type="float">
            <text:p>0.5</text:p>
          </table:table-cell>
          <table:table-cell table:formula="of:=[.D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78442" calcext:value-type="float">
            <text:p>0.778442</text:p>
          </table:table-cell>
          <table:table-cell table:formula="of:=[.A18]+RAND()-1.2" office:value-type="float" office:value="-0.0751143043069906" calcext:value-type="float">
            <text:p>-0.0751143043</text:p>
          </table:table-cell>
          <table:table-cell table:formula="of:=[.C17]" office:value-type="float" office:value="0.5" calcext:value-type="float">
            <text:p>0.5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14995" calcext:value-type="float">
            <text:p>0.814995</text:p>
          </table:table-cell>
          <table:table-cell table:formula="of:=[.A19]+RAND()-1.2" office:value-type="float" office:value="0.515299763607013" calcext:value-type="float">
            <text:p>0.5152997636</text:p>
          </table:table-cell>
          <table:table-cell table:formula="of:=[.C18]" office:value-type="float" office:value="0.5" calcext:value-type="float">
            <text:p>0.5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84592" calcext:value-type="float">
            <text:p>0.784592</text:p>
          </table:table-cell>
          <table:table-cell table:formula="of:=[.A20]+RAND()-1.2" office:value-type="float" office:value="-0.153439256561744" calcext:value-type="float">
            <text:p>-0.1534392566</text:p>
          </table:table-cell>
          <table:table-cell table:formula="of:=[.C19]" office:value-type="float" office:value="0.5" calcext:value-type="float">
            <text:p>0.5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35382" calcext:value-type="float">
            <text:p>0.735382</text:p>
          </table:table-cell>
          <table:table-cell table:formula="of:=[.A21]+RAND()-1.2" office:value-type="float" office:value="0.373905220862036" calcext:value-type="float">
            <text:p>0.3739052209</text:p>
          </table:table-cell>
          <table:table-cell table:formula="of:=[.C20]" office:value-type="float" office:value="0.5" calcext:value-type="float">
            <text:p>0.5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44696" calcext:value-type="float">
            <text:p>0.844696</text:p>
          </table:table-cell>
          <table:table-cell table:formula="of:=[.A22]+RAND()-1.2" office:value-type="float" office:value="0.467456871560146" calcext:value-type="float">
            <text:p>0.4674568716</text:p>
          </table:table-cell>
          <table:table-cell table:formula="of:=[.C21]" office:value-type="float" office:value="0.5" calcext:value-type="float">
            <text:p>0.5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2757" calcext:value-type="float">
            <text:p>0.72757</text:p>
          </table:table-cell>
          <table:table-cell table:formula="of:=[.A23]+RAND()-1.2" office:value-type="float" office:value="0.240756283107036" calcext:value-type="float">
            <text:p>0.2407562831</text:p>
          </table:table-cell>
          <table:table-cell table:formula="of:=[.C22]" office:value-type="float" office:value="0.5" calcext:value-type="float">
            <text:p>0.5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81326" calcext:value-type="float">
            <text:p>0.781326</text:p>
          </table:table-cell>
          <table:table-cell table:formula="of:=[.A24]+RAND()-1.2" office:value-type="float" office:value="0.511830783963308" calcext:value-type="float">
            <text:p>0.511830784</text:p>
          </table:table-cell>
          <table:table-cell table:formula="of:=[.C23]" office:value-type="float" office:value="0.5" calcext:value-type="float">
            <text:p>0.5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08916" calcext:value-type="float">
            <text:p>0.708916</text:p>
          </table:table-cell>
          <table:table-cell table:formula="of:=[.A25]+RAND()-1.2" office:value-type="float" office:value="-0.0419934087082499" calcext:value-type="float">
            <text:p>-0.0419934087</text:p>
          </table:table-cell>
          <table:table-cell table:formula="of:=[.C24]" office:value-type="float" office:value="0.5" calcext:value-type="float">
            <text:p>0.5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82433" calcext:value-type="float">
            <text:p>0.782433</text:p>
          </table:table-cell>
          <table:table-cell table:formula="of:=[.A26]+RAND()-1.2" office:value-type="float" office:value="0.279949229675665" calcext:value-type="float">
            <text:p>0.2799492297</text:p>
          </table:table-cell>
          <table:table-cell table:formula="of:=[.C25]" office:value-type="float" office:value="0.5" calcext:value-type="float">
            <text:p>0.5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31972" calcext:value-type="float">
            <text:p>0.731972</text:p>
          </table:table-cell>
          <table:table-cell table:formula="of:=[.A27]+RAND()-1.2" office:value-type="float" office:value="0.163782198966395" calcext:value-type="float">
            <text:p>0.163782199</text:p>
          </table:table-cell>
          <table:table-cell table:formula="of:=[.C26]" office:value-type="float" office:value="0.5" calcext:value-type="float">
            <text:p>0.5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05237" calcext:value-type="float">
            <text:p>0.805237</text:p>
          </table:table-cell>
          <table:table-cell table:formula="of:=[.A28]+RAND()-1.2" office:value-type="float" office:value="-0.159296105603828" calcext:value-type="float">
            <text:p>-0.1592961056</text:p>
          </table:table-cell>
          <table:table-cell table:formula="of:=[.C27]" office:value-type="float" office:value="0.5" calcext:value-type="float">
            <text:p>0.5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73941" calcext:value-type="float">
            <text:p>0.773941</text:p>
          </table:table-cell>
          <table:table-cell table:formula="of:=[.A29]+RAND()-1.2" office:value-type="float" office:value="0.0467743817046968" calcext:value-type="float">
            <text:p>0.0467743817</text:p>
          </table:table-cell>
          <table:table-cell table:formula="of:=[.C28]" office:value-type="float" office:value="0.5" calcext:value-type="float">
            <text:p>0.5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72337" calcext:value-type="float">
            <text:p>0.872337</text:p>
          </table:table-cell>
          <table:table-cell table:formula="of:=[.A30]+RAND()-1.2" office:value-type="float" office:value="-0.175743381882479" calcext:value-type="float">
            <text:p>-0.1757433819</text:p>
          </table:table-cell>
          <table:table-cell table:formula="of:=[.C29]" office:value-type="float" office:value="0.5" calcext:value-type="float">
            <text:p>0.5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60727" calcext:value-type="float">
            <text:p>0.760727</text:p>
          </table:table-cell>
          <table:table-cell table:formula="of:=[.A31]+RAND()-1.2" office:value-type="float" office:value="-0.0190385589951039" calcext:value-type="float">
            <text:p>-0.019038559</text:p>
          </table:table-cell>
          <table:table-cell table:formula="of:=[.C30]" office:value-type="float" office:value="0.5" calcext:value-type="float">
            <text:p>0.5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18802" calcext:value-type="float">
            <text:p>0.818802</text:p>
          </table:table-cell>
          <table:table-cell table:formula="of:=[.A32]+RAND()-1.2" office:value-type="float" office:value="-0.328587475673305" calcext:value-type="float">
            <text:p>-0.3285874757</text:p>
          </table:table-cell>
          <table:table-cell table:formula="of:=[.C31]" office:value-type="float" office:value="0.5" calcext:value-type="float">
            <text:p>0.5</text:p>
          </table:table-cell>
          <table:table-cell table:formula="of:=[.D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31978" calcext:value-type="float">
            <text:p>0.831978</text:p>
          </table:table-cell>
          <table:table-cell table:formula="of:=[.A33]+RAND()-1.2" office:value-type="float" office:value="-0.0254694901513026" calcext:value-type="float">
            <text:p>-0.0254694902</text:p>
          </table:table-cell>
          <table:table-cell table:formula="of:=[.C32]" office:value-type="float" office:value="0.5" calcext:value-type="float">
            <text:p>0.5</text:p>
          </table:table-cell>
          <table:table-cell table:formula="of:=[.D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86827" calcext:value-type="float">
            <text:p>0.786827</text:p>
          </table:table-cell>
          <table:table-cell table:formula="of:=[.A34]+RAND()-1.2" office:value-type="float" office:value="0.0596234413102617" calcext:value-type="float">
            <text:p>0.0596234413</text:p>
          </table:table-cell>
          <table:table-cell table:formula="of:=[.C33]" office:value-type="float" office:value="0.5" calcext:value-type="float">
            <text:p>0.5</text:p>
          </table:table-cell>
          <table:table-cell table:formula="of:=[.D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46207" calcext:value-type="float">
            <text:p>0.846207</text:p>
          </table:table-cell>
          <table:table-cell table:formula="of:=[.A35]+RAND()-1.2" office:value-type="float" office:value="0.360784895595948" calcext:value-type="float">
            <text:p>0.3607848956</text:p>
          </table:table-cell>
          <table:table-cell table:formula="of:=[.C34]" office:value-type="float" office:value="0.5" calcext:value-type="float">
            <text:p>0.5</text:p>
          </table:table-cell>
          <table:table-cell table:formula="of:=[.D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31718" calcext:value-type="float">
            <text:p>0.831718</text:p>
          </table:table-cell>
          <table:table-cell table:formula="of:=[.A36]+RAND()-1.2" office:value-type="float" office:value="0.111577099192106" calcext:value-type="float">
            <text:p>0.1115770992</text:p>
          </table:table-cell>
          <table:table-cell table:formula="of:=[.C35]" office:value-type="float" office:value="0.5" calcext:value-type="float">
            <text:p>0.5</text:p>
          </table:table-cell>
          <table:table-cell table:formula="of:=[.D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19962" calcext:value-type="float">
            <text:p>0.819962</text:p>
          </table:table-cell>
          <table:table-cell table:formula="of:=[.A37]+RAND()-1.2" office:value-type="float" office:value="0.502561557954021" calcext:value-type="float">
            <text:p>0.502561558</text:p>
          </table:table-cell>
          <table:table-cell table:formula="of:=[.C36]" office:value-type="float" office:value="0.5" calcext:value-type="float">
            <text:p>0.5</text:p>
          </table:table-cell>
          <table:table-cell table:formula="of:=[.D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84172" calcext:value-type="float">
            <text:p>0.784172</text:p>
          </table:table-cell>
          <table:table-cell table:formula="of:=[.A38]+RAND()-1.2" office:value-type="float" office:value="-0.133664227117136" calcext:value-type="float">
            <text:p>-0.1336642271</text:p>
          </table:table-cell>
          <table:table-cell table:formula="of:=[.C37]" office:value-type="float" office:value="0.5" calcext:value-type="float">
            <text:p>0.5</text:p>
          </table:table-cell>
          <table:table-cell table:formula="of:=[.D3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35039" calcext:value-type="float">
            <text:p>0.735039</text:p>
          </table:table-cell>
          <table:table-cell table:formula="of:=[.A39]+RAND()-1.2" office:value-type="float" office:value="-0.128338034032243" calcext:value-type="float">
            <text:p>-0.128338034</text:p>
          </table:table-cell>
          <table:table-cell table:formula="of:=[.C38]" office:value-type="float" office:value="0.5" calcext:value-type="float">
            <text:p>0.5</text:p>
          </table:table-cell>
          <table:table-cell table:formula="of:=[.D3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46741" calcext:value-type="float">
            <text:p>0.846741</text:p>
          </table:table-cell>
          <table:table-cell table:formula="of:=[.A40]+RAND()-1.2" office:value-type="float" office:value="-0.232890176312084" calcext:value-type="float">
            <text:p>-0.2328901763</text:p>
          </table:table-cell>
          <table:table-cell table:formula="of:=[.C39]" office:value-type="float" office:value="0.5" calcext:value-type="float">
            <text:p>0.5</text:p>
          </table:table-cell>
          <table:table-cell table:formula="of:=[.D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72858" calcext:value-type="float">
            <text:p>0.772858</text:p>
          </table:table-cell>
          <table:table-cell table:formula="of:=[.A41]+RAND()-1.2" office:value-type="float" office:value="0.437506279079285" calcext:value-type="float">
            <text:p>0.4375062791</text:p>
          </table:table-cell>
          <table:table-cell table:formula="of:=[.C40]" office:value-type="float" office:value="0.5" calcext:value-type="float">
            <text:p>0.5</text:p>
          </table:table-cell>
          <table:table-cell table:formula="of:=[.D4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07848" calcext:value-type="float">
            <text:p>0.707848</text:p>
          </table:table-cell>
          <table:table-cell table:formula="of:=[.A42]+RAND()-1.2" office:value-type="float" office:value="0.493104394244346" calcext:value-type="float">
            <text:p>0.4931043942</text:p>
          </table:table-cell>
          <table:table-cell table:formula="of:=[.C41]" office:value-type="float" office:value="0.5" calcext:value-type="float">
            <text:p>0.5</text:p>
          </table:table-cell>
          <table:table-cell table:formula="of:=[.D4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35298" calcext:value-type="float">
            <text:p>0.735298</text:p>
          </table:table-cell>
          <table:table-cell table:formula="of:=[.A43]+RAND()-1.2" office:value-type="float" office:value="0.43030948248834" calcext:value-type="float">
            <text:p>0.4303094825</text:p>
          </table:table-cell>
          <table:table-cell table:formula="of:=[.C42]" office:value-type="float" office:value="0.5" calcext:value-type="float">
            <text:p>0.5</text:p>
          </table:table-cell>
          <table:table-cell table:formula="of:=[.D4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63396" calcext:value-type="float">
            <text:p>0.863396</text:p>
          </table:table-cell>
          <table:table-cell table:formula="of:=[.A44]+RAND()-1.2" office:value-type="float" office:value="0.277156818059673" calcext:value-type="float">
            <text:p>0.2771568181</text:p>
          </table:table-cell>
          <table:table-cell table:formula="of:=[.C43]" office:value-type="float" office:value="0.5" calcext:value-type="float">
            <text:p>0.5</text:p>
          </table:table-cell>
          <table:table-cell table:formula="of:=[.D4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41003" calcext:value-type="float">
            <text:p>0.841003</text:p>
          </table:table-cell>
          <table:table-cell table:formula="of:=[.A45]+RAND()-1.2" office:value-type="float" office:value="-0.344933764904066" calcext:value-type="float">
            <text:p>-0.3449337649</text:p>
          </table:table-cell>
          <table:table-cell table:formula="of:=[.C44]" office:value-type="float" office:value="0.5" calcext:value-type="float">
            <text:p>0.5</text:p>
          </table:table-cell>
          <table:table-cell table:formula="of:=[.D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50839" calcext:value-type="float">
            <text:p>0.750839</text:p>
          </table:table-cell>
          <table:table-cell table:formula="of:=[.A46]+RAND()-1.2" office:value-type="float" office:value="0.0198565444522421" calcext:value-type="float">
            <text:p>0.0198565445</text:p>
          </table:table-cell>
          <table:table-cell table:formula="of:=[.C45]" office:value-type="float" office:value="0.5" calcext:value-type="float">
            <text:p>0.5</text:p>
          </table:table-cell>
          <table:table-cell table:formula="of:=[.D4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88513" calcext:value-type="float">
            <text:p>0.788513</text:p>
          </table:table-cell>
          <table:table-cell table:formula="of:=[.A47]+RAND()-1.2" office:value-type="float" office:value="-0.399182694110889" calcext:value-type="float">
            <text:p>-0.3991826941</text:p>
          </table:table-cell>
          <table:table-cell table:formula="of:=[.C46]" office:value-type="float" office:value="0.5" calcext:value-type="float">
            <text:p>0.5</text:p>
          </table:table-cell>
          <table:table-cell table:formula="of:=[.D4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63182" calcext:value-type="float">
            <text:p>0.863182</text:p>
          </table:table-cell>
          <table:table-cell table:formula="of:=[.A48]+RAND()-1.2" office:value-type="float" office:value="-0.0505069185214158" calcext:value-type="float">
            <text:p>-0.0505069185</text:p>
          </table:table-cell>
          <table:table-cell table:formula="of:=[.C47]" office:value-type="float" office:value="0.5" calcext:value-type="float">
            <text:p>0.5</text:p>
          </table:table-cell>
          <table:table-cell table:formula="of:=[.D4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18292" calcext:value-type="float">
            <text:p>0.718292</text:p>
          </table:table-cell>
          <table:table-cell table:formula="of:=[.A49]+RAND()-1.2" office:value-type="float" office:value="-0.28238792795892" calcext:value-type="float">
            <text:p>-0.282387928</text:p>
          </table:table-cell>
          <table:table-cell table:formula="of:=[.C48]" office:value-type="float" office:value="0.5" calcext:value-type="float">
            <text:p>0.5</text:p>
          </table:table-cell>
          <table:table-cell table:formula="of:=[.D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87239" calcext:value-type="float">
            <text:p>0.787239</text:p>
          </table:table-cell>
          <table:table-cell table:formula="of:=[.A50]+RAND()-1.2" office:value-type="float" office:value="0.331697121188638" calcext:value-type="float">
            <text:p>0.3316971212</text:p>
          </table:table-cell>
          <table:table-cell table:formula="of:=[.C49]" office:value-type="float" office:value="0.5" calcext:value-type="float">
            <text:p>0.5</text:p>
          </table:table-cell>
          <table:table-cell table:formula="of:=[.D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06084" calcext:value-type="float">
            <text:p>0.806084</text:p>
          </table:table-cell>
          <table:table-cell table:formula="of:=[.A51]+RAND()-1.2" office:value-type="float" office:value="-0.00734248558943373" calcext:value-type="float">
            <text:p>-0.0073424856</text:p>
          </table:table-cell>
          <table:table-cell table:formula="of:=[.C50]" office:value-type="float" office:value="0.5" calcext:value-type="float">
            <text:p>0.5</text:p>
          </table:table-cell>
          <table:table-cell table:formula="of:=[.D50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</table:table>
      <table:table table:name="jugo" table:style-name="ta1">
        <table:shapes>
          <draw:frame draw:z-index="0" draw:style-name="gr1" draw:text-style-name="P1" svg:width="864pt" svg:height="432pt" svg:x="231.05pt" svg:y="0pt">
            <loext:p draw:notify-on-update-of-ranges="jugo.A1:jugo.A1 jugo.A2:jugo.A51 jugo.D1:jugo.D1 jugo.D2:jugo.D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Valor calculado de ángulo</text:p>
          </table:table-cell>
          <table:table-cell table:number-columns-repeated="2"/>
          <table:table-cell office:value-type="string" calcext:value-type="string">
            <text:p>Valor ideal</text:p>
          </table:table-cell>
        </table:table-row>
        <table:table-row table:style-name="ro1">
          <table:table-cell office:value-type="float" office:value="1.52383" calcext:value-type="float">
            <text:p>1.52383</text:p>
          </table:table-cell>
          <table:table-cell office:value-type="float" office:value="0.8" calcext:value-type="float">
            <text:p>0.8</text:p>
          </table:table-cell>
          <table:table-cell table:formula="of:=ABS([.A2]-[.B2])" office:value-type="float" office:value="0.72383" calcext:value-type="float">
            <text:p>0.7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349" calcext:value-type="float">
            <text:p>1.79349</text:p>
          </table:table-cell>
          <table:table-cell table:formula="of:=[.B2]" office:value-type="float" office:value="0.8" calcext:value-type="float">
            <text:p>0.8</text:p>
          </table:table-cell>
          <table:table-cell table:formula="of:=ABS([.A3]-[.B3])" office:value-type="float" office:value="0.99349" calcext:value-type="float">
            <text:p>0.99349</text:p>
          </table:table-cell>
          <table:table-cell table:formula="of:=[.D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052" calcext:value-type="float">
            <text:p>1.31052</text:p>
          </table:table-cell>
          <table:table-cell table:formula="of:=[.B3]" office:value-type="float" office:value="0.8" calcext:value-type="float">
            <text:p>0.8</text:p>
          </table:table-cell>
          <table:table-cell table:formula="of:=ABS([.A4]-[.B4])" office:value-type="float" office:value="0.51052" calcext:value-type="float">
            <text:p>0.51052</text:p>
          </table:table-cell>
          <table:table-cell table:formula="of:=[.D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009" calcext:value-type="float">
            <text:p>1.70009</text:p>
          </table:table-cell>
          <table:table-cell table:formula="of:=[.B4]" office:value-type="float" office:value="0.8" calcext:value-type="float">
            <text:p>0.8</text:p>
          </table:table-cell>
          <table:table-cell table:formula="of:=ABS([.A5]-[.B5])" office:value-type="float" office:value="0.90009" calcext:value-type="float">
            <text:p>0.90009</text:p>
          </table:table-cell>
          <table:table-cell table:formula="of:=[.D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795" calcext:value-type="float">
            <text:p>1.36795</text:p>
          </table:table-cell>
          <table:table-cell table:formula="of:=[.B5]" office:value-type="float" office:value="0.8" calcext:value-type="float">
            <text:p>0.8</text:p>
          </table:table-cell>
          <table:table-cell table:formula="of:=ABS([.A6]-[.B6])" office:value-type="float" office:value="0.56795" calcext:value-type="float">
            <text:p>0.56795</text:p>
          </table:table-cell>
          <table:table-cell table:formula="of:=[.D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2152" calcext:value-type="float">
            <text:p>0.862152</text:p>
          </table:table-cell>
          <table:table-cell table:formula="of:=[.B6]" office:value-type="float" office:value="0.8" calcext:value-type="float">
            <text:p>0.8</text:p>
          </table:table-cell>
          <table:table-cell table:formula="of:=ABS([.A7]-[.B7])" office:value-type="float" office:value="0.0621519999999999" calcext:value-type="float">
            <text:p>0.062152</text:p>
          </table:table-cell>
          <table:table-cell table:formula="of:=[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926" calcext:value-type="float">
            <text:p>1.87926</text:p>
          </table:table-cell>
          <table:table-cell table:formula="of:=[.B7]" office:value-type="float" office:value="0.8" calcext:value-type="float">
            <text:p>0.8</text:p>
          </table:table-cell>
          <table:table-cell table:formula="of:=ABS([.A8]-[.B8])" office:value-type="float" office:value="1.07926" calcext:value-type="float">
            <text:p>1.07926</text:p>
          </table:table-cell>
          <table:table-cell table:formula="of:=[.D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854" calcext:value-type="float">
            <text:p>1.93854</text:p>
          </table:table-cell>
          <table:table-cell table:formula="of:=[.B8]" office:value-type="float" office:value="0.8" calcext:value-type="float">
            <text:p>0.8</text:p>
          </table:table-cell>
          <table:table-cell table:formula="of:=ABS([.A9]-[.B9])" office:value-type="float" office:value="1.13854" calcext:value-type="float">
            <text:p>1.13854</text:p>
          </table:table-cell>
          <table:table-cell table:formula="of:=[.D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78" calcext:value-type="float">
            <text:p>1.39278</text:p>
          </table:table-cell>
          <table:table-cell table:formula="of:=[.B9]" office:value-type="float" office:value="0.8" calcext:value-type="float">
            <text:p>0.8</text:p>
          </table:table-cell>
          <table:table-cell table:formula="of:=ABS([.A10]-[.B10])" office:value-type="float" office:value="0.59278" calcext:value-type="float">
            <text:p>0.59278</text:p>
          </table:table-cell>
          <table:table-cell table:formula="of:=[.D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568" calcext:value-type="float">
            <text:p>-0.16568</text:p>
          </table:table-cell>
          <table:table-cell table:formula="of:=[.B10]" office:value-type="float" office:value="0.8" calcext:value-type="float">
            <text:p>0.8</text:p>
          </table:table-cell>
          <table:table-cell table:formula="of:=ABS([.A11]-[.B11])" office:value-type="float" office:value="0.96568" calcext:value-type="float">
            <text:p>0.96568</text:p>
          </table:table-cell>
          <table:table-cell table:formula="of:=[.D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04" calcext:value-type="float">
            <text:p>1.84804</text:p>
          </table:table-cell>
          <table:table-cell table:formula="of:=[.B11]" office:value-type="float" office:value="0.8" calcext:value-type="float">
            <text:p>0.8</text:p>
          </table:table-cell>
          <table:table-cell table:formula="of:=ABS([.A12]-[.B12])" office:value-type="float" office:value="1.04804" calcext:value-type="float">
            <text:p>1.04804</text:p>
          </table:table-cell>
          <table:table-cell table:formula="of:=[.D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149" calcext:value-type="float">
            <text:p>0.93149</text:p>
          </table:table-cell>
          <table:table-cell table:formula="of:=[.B12]" office:value-type="float" office:value="0.8" calcext:value-type="float">
            <text:p>0.8</text:p>
          </table:table-cell>
          <table:table-cell table:formula="of:=ABS([.A13]-[.B13])" office:value-type="float" office:value="0.13149" calcext:value-type="float">
            <text:p>0.13149</text:p>
          </table:table-cell>
          <table:table-cell table:formula="of:=[.D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725" calcext:value-type="float">
            <text:p>0.78725</text:p>
          </table:table-cell>
          <table:table-cell table:formula="of:=[.B13]" office:value-type="float" office:value="0.8" calcext:value-type="float">
            <text:p>0.8</text:p>
          </table:table-cell>
          <table:table-cell table:formula="of:=ABS([.A14]-[.B14])" office:value-type="float" office:value="0.0127499999999999" calcext:value-type="float">
            <text:p>0.01275</text:p>
          </table:table-cell>
          <table:table-cell table:formula="of:=[.D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152" calcext:value-type="float">
            <text:p>1.37152</text:p>
          </table:table-cell>
          <table:table-cell table:formula="of:=[.B14]" office:value-type="float" office:value="0.8" calcext:value-type="float">
            <text:p>0.8</text:p>
          </table:table-cell>
          <table:table-cell table:formula="of:=ABS([.A15]-[.B15])" office:value-type="float" office:value="0.57152" calcext:value-type="float">
            <text:p>0.57152</text:p>
          </table:table-cell>
          <table:table-cell table:formula="of:=[.D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608" calcext:value-type="float">
            <text:p>1.80608</text:p>
          </table:table-cell>
          <table:table-cell table:formula="of:=[.B15]" office:value-type="float" office:value="0.8" calcext:value-type="float">
            <text:p>0.8</text:p>
          </table:table-cell>
          <table:table-cell table:formula="of:=ABS([.A16]-[.B16])" office:value-type="float" office:value="1.00608" calcext:value-type="float">
            <text:p>1.00608</text:p>
          </table:table-cell>
          <table:table-cell table:formula="of:=[.D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293" calcext:value-type="float">
            <text:p>1.74293</text:p>
          </table:table-cell>
          <table:table-cell table:formula="of:=[.B16]" office:value-type="float" office:value="0.8" calcext:value-type="float">
            <text:p>0.8</text:p>
          </table:table-cell>
          <table:table-cell table:formula="of:=ABS([.A17]-[.B17])" office:value-type="float" office:value="0.94293" calcext:value-type="float">
            <text:p>0.94293</text:p>
          </table:table-cell>
          <table:table-cell table:formula="of:=[.D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5142" calcext:value-type="float">
            <text:p>1.535142</text:p>
          </table:table-cell>
          <table:table-cell table:formula="of:=[.B17]" office:value-type="float" office:value="0.8" calcext:value-type="float">
            <text:p>0.8</text:p>
          </table:table-cell>
          <table:table-cell table:formula="of:=ABS([.A18]-[.B18])" office:value-type="float" office:value="0.735142" calcext:value-type="float">
            <text:p>0.735142</text:p>
          </table:table-cell>
          <table:table-cell table:formula="of:=[.D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5493" calcext:value-type="float">
            <text:p>-1.15493</text:p>
          </table:table-cell>
          <table:table-cell table:formula="of:=[.B18]" office:value-type="float" office:value="0.8" calcext:value-type="float">
            <text:p>0.8</text:p>
          </table:table-cell>
          <table:table-cell table:formula="of:=ABS([.A19]-[.B19])" office:value-type="float" office:value="1.95493" calcext:value-type="float">
            <text:p>1.95493</text:p>
          </table:table-cell>
          <table:table-cell table:formula="of:=[.D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35947" calcext:value-type="float">
            <text:p>-0.735947</text:p>
          </table:table-cell>
          <table:table-cell table:formula="of:=[.B19]" office:value-type="float" office:value="0.8" calcext:value-type="float">
            <text:p>0.8</text:p>
          </table:table-cell>
          <table:table-cell table:formula="of:=ABS([.A20]-[.B20])" office:value-type="float" office:value="1.535947" calcext:value-type="float">
            <text:p>1.535947</text:p>
          </table:table-cell>
          <table:table-cell table:formula="of:=[.D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564" calcext:value-type="float">
            <text:p>-1.0564</text:p>
          </table:table-cell>
          <table:table-cell table:formula="of:=[.B20]" office:value-type="float" office:value="0.8" calcext:value-type="float">
            <text:p>0.8</text:p>
          </table:table-cell>
          <table:table-cell table:formula="of:=ABS([.A21]-[.B21])" office:value-type="float" office:value="1.8564" calcext:value-type="float">
            <text:p>1.8564</text:p>
          </table:table-cell>
          <table:table-cell table:formula="of:=[.D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2434" calcext:value-type="float">
            <text:p>-1.62434</text:p>
          </table:table-cell>
          <table:table-cell table:formula="of:=[.B21]" office:value-type="float" office:value="0.8" calcext:value-type="float">
            <text:p>0.8</text:p>
          </table:table-cell>
          <table:table-cell table:formula="of:=ABS([.A22]-[.B22])" office:value-type="float" office:value="2.42434" calcext:value-type="float">
            <text:p>2.42434</text:p>
          </table:table-cell>
          <table:table-cell table:formula="of:=[.D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6583" calcext:value-type="float">
            <text:p>-0.786583</text:p>
          </table:table-cell>
          <table:table-cell table:formula="of:=[.B22]" office:value-type="float" office:value="0.8" calcext:value-type="float">
            <text:p>0.8</text:p>
          </table:table-cell>
          <table:table-cell table:formula="of:=ABS([.A23]-[.B23])" office:value-type="float" office:value="1.586583" calcext:value-type="float">
            <text:p>1.586583</text:p>
          </table:table-cell>
          <table:table-cell table:formula="of:=[.D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3622" calcext:value-type="float">
            <text:p>-1.13622</text:p>
          </table:table-cell>
          <table:table-cell table:formula="of:=[.B23]" office:value-type="float" office:value="0.8" calcext:value-type="float">
            <text:p>0.8</text:p>
          </table:table-cell>
          <table:table-cell table:formula="of:=ABS([.A24]-[.B24])" office:value-type="float" office:value="1.93622" calcext:value-type="float">
            <text:p>1.93622</text:p>
          </table:table-cell>
          <table:table-cell table:formula="of:=[.D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8608" calcext:value-type="float">
            <text:p>-1.18608</text:p>
          </table:table-cell>
          <table:table-cell table:formula="of:=[.B24]" office:value-type="float" office:value="0.8" calcext:value-type="float">
            <text:p>0.8</text:p>
          </table:table-cell>
          <table:table-cell table:formula="of:=ABS([.A25]-[.B25])" office:value-type="float" office:value="1.98608" calcext:value-type="float">
            <text:p>1.98608</text:p>
          </table:table-cell>
          <table:table-cell table:formula="of:=[.D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994" calcext:value-type="float">
            <text:p>-0.96994</text:p>
          </table:table-cell>
          <table:table-cell table:formula="of:=[.B25]" office:value-type="float" office:value="0.8" calcext:value-type="float">
            <text:p>0.8</text:p>
          </table:table-cell>
          <table:table-cell table:formula="of:=ABS([.A26]-[.B26])" office:value-type="float" office:value="1.76994" calcext:value-type="float">
            <text:p>1.76994</text:p>
          </table:table-cell>
          <table:table-cell table:formula="of:=[.D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37108" calcext:value-type="float">
            <text:p>-0.637108</text:p>
          </table:table-cell>
          <table:table-cell table:formula="of:=[.B26]" office:value-type="float" office:value="0.8" calcext:value-type="float">
            <text:p>0.8</text:p>
          </table:table-cell>
          <table:table-cell table:formula="of:=ABS([.A27]-[.B27])" office:value-type="float" office:value="1.437108" calcext:value-type="float">
            <text:p>1.437108</text:p>
          </table:table-cell>
          <table:table-cell table:formula="of:=[.D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4336" calcext:value-type="float">
            <text:p>-1.14336</text:p>
          </table:table-cell>
          <table:table-cell table:formula="of:=[.B27]" office:value-type="float" office:value="0.8" calcext:value-type="float">
            <text:p>0.8</text:p>
          </table:table-cell>
          <table:table-cell table:formula="of:=ABS([.A28]-[.B28])" office:value-type="float" office:value="1.94336" calcext:value-type="float">
            <text:p>1.94336</text:p>
          </table:table-cell>
          <table:table-cell table:formula="of:=[.D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1855" calcext:value-type="float">
            <text:p>-1.31855</text:p>
          </table:table-cell>
          <table:table-cell table:formula="of:=[.B28]" office:value-type="float" office:value="0.8" calcext:value-type="float">
            <text:p>0.8</text:p>
          </table:table-cell>
          <table:table-cell table:formula="of:=ABS([.A29]-[.B29])" office:value-type="float" office:value="2.11855" calcext:value-type="float">
            <text:p>2.11855</text:p>
          </table:table-cell>
          <table:table-cell table:formula="of:=[.D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7761" calcext:value-type="float">
            <text:p>-1.17761</text:p>
          </table:table-cell>
          <table:table-cell table:formula="of:=[.B29]" office:value-type="float" office:value="0.8" calcext:value-type="float">
            <text:p>0.8</text:p>
          </table:table-cell>
          <table:table-cell table:formula="of:=ABS([.A30]-[.B30])" office:value-type="float" office:value="1.97761" calcext:value-type="float">
            <text:p>1.97761</text:p>
          </table:table-cell>
          <table:table-cell table:formula="of:=[.D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6568" calcext:value-type="float">
            <text:p>-1.16568</text:p>
          </table:table-cell>
          <table:table-cell table:formula="of:=[.B30]" office:value-type="float" office:value="0.8" calcext:value-type="float">
            <text:p>0.8</text:p>
          </table:table-cell>
          <table:table-cell table:formula="of:=ABS([.A31]-[.B31])" office:value-type="float" office:value="1.96568" calcext:value-type="float">
            <text:p>1.96568</text:p>
          </table:table-cell>
          <table:table-cell table:formula="of:=[.D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5647" calcext:value-type="float">
            <text:p>-1.35647</text:p>
          </table:table-cell>
          <table:table-cell table:formula="of:=[.B31]" office:value-type="float" office:value="0.8" calcext:value-type="float">
            <text:p>0.8</text:p>
          </table:table-cell>
          <table:table-cell table:formula="of:=ABS([.A32]-[.B32])" office:value-type="float" office:value="2.15647" calcext:value-type="float">
            <text:p>2.15647</text:p>
          </table:table-cell>
          <table:table-cell table:formula="of:=[.D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546" calcext:value-type="float">
            <text:p>-1.5546</text:p>
          </table:table-cell>
          <table:table-cell table:formula="of:=[.B32]" office:value-type="float" office:value="0.8" calcext:value-type="float">
            <text:p>0.8</text:p>
          </table:table-cell>
          <table:table-cell table:formula="of:=ABS([.A33]-[.B33])" office:value-type="float" office:value="2.3546" calcext:value-type="float">
            <text:p>2.3546</text:p>
          </table:table-cell>
          <table:table-cell table:formula="of:=[.D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0742" calcext:value-type="float">
            <text:p>-1.30742</text:p>
          </table:table-cell>
          <table:table-cell table:formula="of:=[.B33]" office:value-type="float" office:value="0.8" calcext:value-type="float">
            <text:p>0.8</text:p>
          </table:table-cell>
          <table:table-cell table:formula="of:=ABS([.A34]-[.B34])" office:value-type="float" office:value="2.10742" calcext:value-type="float">
            <text:p>2.10742</text:p>
          </table:table-cell>
          <table:table-cell table:formula="of:=[.D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2511" calcext:value-type="float">
            <text:p>-1.12511</text:p>
          </table:table-cell>
          <table:table-cell table:formula="of:=[.B34]" office:value-type="float" office:value="0.8" calcext:value-type="float">
            <text:p>0.8</text:p>
          </table:table-cell>
          <table:table-cell table:formula="of:=ABS([.A35]-[.B35])" office:value-type="float" office:value="1.92511" calcext:value-type="float">
            <text:p>1.92511</text:p>
          </table:table-cell>
          <table:table-cell table:formula="of:=[.D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1959" calcext:value-type="float">
            <text:p>-1.31959</text:p>
          </table:table-cell>
          <table:table-cell table:formula="of:=[.B35]" office:value-type="float" office:value="0.8" calcext:value-type="float">
            <text:p>0.8</text:p>
          </table:table-cell>
          <table:table-cell table:formula="of:=ABS([.A36]-[.B36])" office:value-type="float" office:value="2.11959" calcext:value-type="float">
            <text:p>2.11959</text:p>
          </table:table-cell>
          <table:table-cell table:formula="of:=[.D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9929" calcext:value-type="float">
            <text:p>-0.879929</text:p>
          </table:table-cell>
          <table:table-cell table:formula="of:=[.B36]" office:value-type="float" office:value="0.8" calcext:value-type="float">
            <text:p>0.8</text:p>
          </table:table-cell>
          <table:table-cell table:formula="of:=ABS([.A37]-[.B37])" office:value-type="float" office:value="1.679929" calcext:value-type="float">
            <text:p>1.679929</text:p>
          </table:table-cell>
          <table:table-cell table:formula="of:=[.D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58852" calcext:value-type="float">
            <text:p>-0.658852</text:p>
          </table:table-cell>
          <table:table-cell table:formula="of:=[.B37]" office:value-type="float" office:value="0.8" calcext:value-type="float">
            <text:p>0.8</text:p>
          </table:table-cell>
          <table:table-cell table:formula="of:=ABS([.A38]-[.B38])" office:value-type="float" office:value="1.458852" calcext:value-type="float">
            <text:p>1.458852</text:p>
          </table:table-cell>
          <table:table-cell table:formula="of:=[.D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8464" calcext:value-type="float">
            <text:p>-1.08464</text:p>
          </table:table-cell>
          <table:table-cell table:formula="of:=[.B38]" office:value-type="float" office:value="0.8" calcext:value-type="float">
            <text:p>0.8</text:p>
          </table:table-cell>
          <table:table-cell table:formula="of:=ABS([.A39]-[.B39])" office:value-type="float" office:value="1.88464" calcext:value-type="float">
            <text:p>1.88464</text:p>
          </table:table-cell>
          <table:table-cell table:formula="of:=[.D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1831" calcext:value-type="float">
            <text:p>-1.11831</text:p>
          </table:table-cell>
          <table:table-cell table:formula="of:=[.B39]" office:value-type="float" office:value="0.8" calcext:value-type="float">
            <text:p>0.8</text:p>
          </table:table-cell>
          <table:table-cell table:formula="of:=ABS([.A40]-[.B40])" office:value-type="float" office:value="1.91831" calcext:value-type="float">
            <text:p>1.91831</text:p>
          </table:table-cell>
          <table:table-cell table:formula="of:=[.D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98349" calcext:value-type="float">
            <text:p>-0.698349</text:p>
          </table:table-cell>
          <table:table-cell table:formula="of:=[.B40]" office:value-type="float" office:value="0.8" calcext:value-type="float">
            <text:p>0.8</text:p>
          </table:table-cell>
          <table:table-cell table:formula="of:=ABS([.A41]-[.B41])" office:value-type="float" office:value="1.498349" calcext:value-type="float">
            <text:p>1.498349</text:p>
          </table:table-cell>
          <table:table-cell table:formula="of:=[.D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511" calcext:value-type="float">
            <text:p>-1.5511</text:p>
          </table:table-cell>
          <table:table-cell table:formula="of:=[.B41]" office:value-type="float" office:value="0.8" calcext:value-type="float">
            <text:p>0.8</text:p>
          </table:table-cell>
          <table:table-cell table:formula="of:=ABS([.A42]-[.B42])" office:value-type="float" office:value="2.3511" calcext:value-type="float">
            <text:p>2.3511</text:p>
          </table:table-cell>
          <table:table-cell table:formula="of:=[.D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5344" calcext:value-type="float">
            <text:p>-1.45344</text:p>
          </table:table-cell>
          <table:table-cell table:formula="of:=[.B42]" office:value-type="float" office:value="0.8" calcext:value-type="float">
            <text:p>0.8</text:p>
          </table:table-cell>
          <table:table-cell table:formula="of:=ABS([.A43]-[.B43])" office:value-type="float" office:value="2.25344" calcext:value-type="float">
            <text:p>2.25344</text:p>
          </table:table-cell>
          <table:table-cell table:formula="of:=[.D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2599" calcext:value-type="float">
            <text:p>-0.882599</text:p>
          </table:table-cell>
          <table:table-cell table:formula="of:=[.B43]" office:value-type="float" office:value="0.8" calcext:value-type="float">
            <text:p>0.8</text:p>
          </table:table-cell>
          <table:table-cell table:formula="of:=ABS([.A44]-[.B44])" office:value-type="float" office:value="1.682599" calcext:value-type="float">
            <text:p>1.682599</text:p>
          </table:table-cell>
          <table:table-cell table:formula="of:=[.D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10836" calcext:value-type="float">
            <text:p>-2.10836</text:p>
          </table:table-cell>
          <table:table-cell table:formula="of:=[.B44]" office:value-type="float" office:value="0.8" calcext:value-type="float">
            <text:p>0.8</text:p>
          </table:table-cell>
          <table:table-cell table:formula="of:=ABS([.A45]-[.B45])" office:value-type="float" office:value="2.90836" calcext:value-type="float">
            <text:p>2.90836</text:p>
          </table:table-cell>
          <table:table-cell table:formula="of:=[.D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776" calcext:value-type="float">
            <text:p>-0.72776</text:p>
          </table:table-cell>
          <table:table-cell table:formula="of:=[.B45]" office:value-type="float" office:value="0.8" calcext:value-type="float">
            <text:p>0.8</text:p>
          </table:table-cell>
          <table:table-cell table:formula="of:=ABS([.A46]-[.B46])" office:value-type="float" office:value="1.52776" calcext:value-type="float">
            <text:p>1.52776</text:p>
          </table:table-cell>
          <table:table-cell table:formula="of:=[.D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9451" calcext:value-type="float">
            <text:p>-1.09451</text:p>
          </table:table-cell>
          <table:table-cell table:formula="of:=[.B46]" office:value-type="float" office:value="0.8" calcext:value-type="float">
            <text:p>0.8</text:p>
          </table:table-cell>
          <table:table-cell table:formula="of:=ABS([.A47]-[.B47])" office:value-type="float" office:value="1.89451" calcext:value-type="float">
            <text:p>1.89451</text:p>
          </table:table-cell>
          <table:table-cell table:formula="of:=[.D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6081" calcext:value-type="float">
            <text:p>-1.26081</text:p>
          </table:table-cell>
          <table:table-cell table:formula="of:=[.B47]" office:value-type="float" office:value="0.8" calcext:value-type="float">
            <text:p>0.8</text:p>
          </table:table-cell>
          <table:table-cell table:formula="of:=ABS([.A48]-[.B48])" office:value-type="float" office:value="2.06081" calcext:value-type="float">
            <text:p>2.06081</text:p>
          </table:table-cell>
          <table:table-cell table:formula="of:=[.D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5929" calcext:value-type="float">
            <text:p>-1.85929</text:p>
          </table:table-cell>
          <table:table-cell table:formula="of:=[.B48]" office:value-type="float" office:value="0.8" calcext:value-type="float">
            <text:p>0.8</text:p>
          </table:table-cell>
          <table:table-cell table:formula="of:=ABS([.A49]-[.B49])" office:value-type="float" office:value="2.65929" calcext:value-type="float">
            <text:p>2.65929</text:p>
          </table:table-cell>
          <table:table-cell table:formula="of:=[.D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571" calcext:value-type="float">
            <text:p>-1.0571</text:p>
          </table:table-cell>
          <table:table-cell table:formula="of:=[.B49]" office:value-type="float" office:value="0.8" calcext:value-type="float">
            <text:p>0.8</text:p>
          </table:table-cell>
          <table:table-cell table:formula="of:=ABS([.A50]-[.B50])" office:value-type="float" office:value="1.8571" calcext:value-type="float">
            <text:p>1.8571</text:p>
          </table:table-cell>
          <table:table-cell table:formula="of:=[.D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4399" calcext:value-type="float">
            <text:p>-1.04399</text:p>
          </table:table-cell>
          <table:table-cell table:formula="of:=[.B50]" office:value-type="float" office:value="0.8" calcext:value-type="float">
            <text:p>0.8</text:p>
          </table:table-cell>
          <table:table-cell table:formula="of:=ABS([.A51]-[.B51])" office:value-type="float" office:value="1.84399" calcext:value-type="float">
            <text:p>1.84399</text:p>
          </table:table-cell>
          <table:table-cell table:formula="of:=[.D5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GEOMEAN([.C2:.C51])" office:value-type="float" office:value="1.21322779393677" calcext:value-type="float">
            <text:p>1.2132277939</text:p>
          </table:table-cell>
          <table:table-cell/>
        </table:table-row>
      </table:table>
      <table:table table:name="leche" table:style-name="ta1">
        <table:shapes>
          <draw:frame draw:z-index="0" draw:style-name="gr1" draw:text-style-name="P1" svg:width="864pt" svg:height="432pt" svg:x="236.24pt" svg:y="0pt">
            <loext:p draw:notify-on-update-of-ranges="leche.A1:leche.A1 leche.A2:leche.A51 leche.D1:leche.D1 leche.D2:leche.D5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3"/>
        <table:table-column table:style-name="co7" table:default-cell-style-name="ce3"/>
        <table:table-column table:style-name="co4" table:default-cell-style-name="ce3"/>
        <table:table-column table:style-name="co3" table:default-cell-style-name="Default"/>
        <table:table-row table:style-name="ro1">
          <table:table-cell table:style-name="ce2" office:value-type="string" calcext:value-type="string">
            <text:p>Valor calculado de ángulo</text:p>
          </table:table-cell>
          <table:table-cell table:number-columns-repeated="2"/>
          <table:table-cell office:value-type="string" calcext:value-type="string">
            <text:p>Valor ideal</text:p>
          </table:table-cell>
        </table:table-row>
        <table:table-row table:style-name="ro1">
          <table:table-cell office:value-type="float" office:value="0.442024" calcext:value-type="float">
            <text:p>0.4420</text:p>
          </table:table-cell>
          <table:table-cell office:value-type="float" office:value="0" calcext:value-type="float">
            <text:p>0.0000</text:p>
          </table:table-cell>
          <table:table-cell table:formula="of:=ABS([.A2]-[.B2])" office:value-type="float" office:value="0.442024" calcext:value-type="float">
            <text:p>0.4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56314" calcext:value-type="float">
            <text:p>-0.0456</text:p>
          </table:table-cell>
          <table:table-cell table:formula="of:=[.B2]" office:value-type="float" office:value="0" calcext:value-type="float">
            <text:p>0.0000</text:p>
          </table:table-cell>
          <table:table-cell table:formula="of:=ABS([.A3]-[.B3])" office:value-type="float" office:value="0.0456314" calcext:value-type="float">
            <text:p>0.0456</text:p>
          </table:table-cell>
          <table:table-cell table:formula="of:=[.D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9438" calcext:value-type="float">
            <text:p>0.2594</text:p>
          </table:table-cell>
          <table:table-cell table:formula="of:=[.B3]" office:value-type="float" office:value="0" calcext:value-type="float">
            <text:p>0.0000</text:p>
          </table:table-cell>
          <table:table-cell table:formula="of:=ABS([.A4]-[.B4])" office:value-type="float" office:value="0.259438" calcext:value-type="float">
            <text:p>0.2594</text:p>
          </table:table-cell>
          <table:table-cell table:formula="of:=[.D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169" calcext:value-type="float">
            <text:p>0.3462</text:p>
          </table:table-cell>
          <table:table-cell table:formula="of:=[.B4]" office:value-type="float" office:value="0" calcext:value-type="float">
            <text:p>0.0000</text:p>
          </table:table-cell>
          <table:table-cell table:formula="of:=ABS([.A5]-[.B5])" office:value-type="float" office:value="0.346169" calcext:value-type="float">
            <text:p>0.3462</text:p>
          </table:table-cell>
          <table:table-cell table:formula="of:=[.D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442" calcext:value-type="float">
            <text:p>1.5644</text:p>
          </table:table-cell>
          <table:table-cell table:formula="of:=[.B5]" office:value-type="float" office:value="0" calcext:value-type="float">
            <text:p>0.0000</text:p>
          </table:table-cell>
          <table:table-cell table:formula="of:=ABS([.A6]-[.B6])" office:value-type="float" office:value="1.56442" calcext:value-type="float">
            <text:p>1.5644</text:p>
          </table:table-cell>
          <table:table-cell table:formula="of:=[.D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6693" calcext:value-type="float">
            <text:p>0.7667</text:p>
          </table:table-cell>
          <table:table-cell table:formula="of:=[.B6]" office:value-type="float" office:value="0" calcext:value-type="float">
            <text:p>0.0000</text:p>
          </table:table-cell>
          <table:table-cell table:formula="of:=ABS([.A7]-[.B7])" office:value-type="float" office:value="0.766693" calcext:value-type="float">
            <text:p>0.7667</text:p>
          </table:table-cell>
          <table:table-cell table:formula="of:=[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1216" calcext:value-type="float">
            <text:p>0.9412</text:p>
          </table:table-cell>
          <table:table-cell table:formula="of:=[.B7]" office:value-type="float" office:value="0" calcext:value-type="float">
            <text:p>0.0000</text:p>
          </table:table-cell>
          <table:table-cell table:formula="of:=ABS([.A8]-[.B8])" office:value-type="float" office:value="0.941216" calcext:value-type="float">
            <text:p>0.9412</text:p>
          </table:table-cell>
          <table:table-cell table:formula="of:=[.D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79" calcext:value-type="float">
            <text:p>1.4679</text:p>
          </table:table-cell>
          <table:table-cell table:formula="of:=[.B8]" office:value-type="float" office:value="0" calcext:value-type="float">
            <text:p>0.0000</text:p>
          </table:table-cell>
          <table:table-cell table:formula="of:=ABS([.A9]-[.B9])" office:value-type="float" office:value="1.4679" calcext:value-type="float">
            <text:p>1.4679</text:p>
          </table:table-cell>
          <table:table-cell table:formula="of:=[.D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55" calcext:value-type="float">
            <text:p>1.2246</text:p>
          </table:table-cell>
          <table:table-cell table:formula="of:=[.B9]" office:value-type="float" office:value="0" calcext:value-type="float">
            <text:p>0.0000</text:p>
          </table:table-cell>
          <table:table-cell table:formula="of:=ABS([.A10]-[.B10])" office:value-type="float" office:value="1.22455" calcext:value-type="float">
            <text:p>1.2246</text:p>
          </table:table-cell>
          <table:table-cell table:formula="of:=[.D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742" calcext:value-type="float">
            <text:p>1.6174</text:p>
          </table:table-cell>
          <table:table-cell table:formula="of:=[.B10]" office:value-type="float" office:value="0" calcext:value-type="float">
            <text:p>0.0000</text:p>
          </table:table-cell>
          <table:table-cell table:formula="of:=ABS([.A11]-[.B11])" office:value-type="float" office:value="1.61742" calcext:value-type="float">
            <text:p>1.6174</text:p>
          </table:table-cell>
          <table:table-cell table:formula="of:=[.D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5955" calcext:value-type="float">
            <text:p>0.4160</text:p>
          </table:table-cell>
          <table:table-cell table:formula="of:=[.B11]" office:value-type="float" office:value="0" calcext:value-type="float">
            <text:p>0.0000</text:p>
          </table:table-cell>
          <table:table-cell table:formula="of:=ABS([.A12]-[.B12])" office:value-type="float" office:value="0.415955" calcext:value-type="float">
            <text:p>0.4160</text:p>
          </table:table-cell>
          <table:table-cell table:formula="of:=[.D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5155" calcext:value-type="float">
            <text:p>0.1352</text:p>
          </table:table-cell>
          <table:table-cell table:formula="of:=[.B12]" office:value-type="float" office:value="0" calcext:value-type="float">
            <text:p>0.0000</text:p>
          </table:table-cell>
          <table:table-cell table:formula="of:=ABS([.A13]-[.B13])" office:value-type="float" office:value="0.135155" calcext:value-type="float">
            <text:p>0.1352</text:p>
          </table:table-cell>
          <table:table-cell table:formula="of:=[.D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7143" calcext:value-type="float">
            <text:p>0.3371</text:p>
          </table:table-cell>
          <table:table-cell table:formula="of:=[.B13]" office:value-type="float" office:value="0" calcext:value-type="float">
            <text:p>0.0000</text:p>
          </table:table-cell>
          <table:table-cell table:formula="of:=ABS([.A14]-[.B14])" office:value-type="float" office:value="0.337143" calcext:value-type="float">
            <text:p>0.3371</text:p>
          </table:table-cell>
          <table:table-cell table:formula="of:=[.D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9397" calcext:value-type="float">
            <text:p>0.5694</text:p>
          </table:table-cell>
          <table:table-cell table:formula="of:=[.B14]" office:value-type="float" office:value="0" calcext:value-type="float">
            <text:p>0.0000</text:p>
          </table:table-cell>
          <table:table-cell table:formula="of:=ABS([.A15]-[.B15])" office:value-type="float" office:value="0.569397" calcext:value-type="float">
            <text:p>0.5694</text:p>
          </table:table-cell>
          <table:table-cell table:formula="of:=[.D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804" calcext:value-type="float">
            <text:p>0.1898</text:p>
          </table:table-cell>
          <table:table-cell table:formula="of:=[.B15]" office:value-type="float" office:value="0" calcext:value-type="float">
            <text:p>0.0000</text:p>
          </table:table-cell>
          <table:table-cell table:formula="of:=ABS([.A16]-[.B16])" office:value-type="float" office:value="0.189804" calcext:value-type="float">
            <text:p>0.1898</text:p>
          </table:table-cell>
          <table:table-cell table:formula="of:=[.D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2636" calcext:value-type="float">
            <text:p>0.2726</text:p>
          </table:table-cell>
          <table:table-cell table:formula="of:=[.B16]" office:value-type="float" office:value="0" calcext:value-type="float">
            <text:p>0.0000</text:p>
          </table:table-cell>
          <table:table-cell table:formula="of:=ABS([.A17]-[.B17])" office:value-type="float" office:value="0.272636" calcext:value-type="float">
            <text:p>0.2726</text:p>
          </table:table-cell>
          <table:table-cell table:formula="of:=[.D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762" calcext:value-type="float">
            <text:p>1.1076</text:p>
          </table:table-cell>
          <table:table-cell table:formula="of:=[.B17]" office:value-type="float" office:value="0" calcext:value-type="float">
            <text:p>0.0000</text:p>
          </table:table-cell>
          <table:table-cell table:formula="of:=ABS([.A18]-[.B18])" office:value-type="float" office:value="1.10762" calcext:value-type="float">
            <text:p>1.1076</text:p>
          </table:table-cell>
          <table:table-cell table:formula="of:=[.D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393" calcext:value-type="float">
            <text:p>0.2024</text:p>
          </table:table-cell>
          <table:table-cell table:formula="of:=[.B18]" office:value-type="float" office:value="0" calcext:value-type="float">
            <text:p>0.0000</text:p>
          </table:table-cell>
          <table:table-cell table:formula="of:=ABS([.A19]-[.B19])" office:value-type="float" office:value="0.202393" calcext:value-type="float">
            <text:p>0.2024</text:p>
          </table:table-cell>
          <table:table-cell table:formula="of:=[.D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7371" calcext:value-type="float">
            <text:p>0.2274</text:p>
          </table:table-cell>
          <table:table-cell table:formula="of:=[.B19]" office:value-type="float" office:value="0" calcext:value-type="float">
            <text:p>0.0000</text:p>
          </table:table-cell>
          <table:table-cell table:formula="of:=ABS([.A20]-[.B20])" office:value-type="float" office:value="0.227371" calcext:value-type="float">
            <text:p>0.2274</text:p>
          </table:table-cell>
          <table:table-cell table:formula="of:=[.D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1242" calcext:value-type="float">
            <text:p>-0.7812</text:p>
          </table:table-cell>
          <table:table-cell table:formula="of:=[.B20]" office:value-type="float" office:value="0" calcext:value-type="float">
            <text:p>0.0000</text:p>
          </table:table-cell>
          <table:table-cell table:formula="of:=ABS([.A21]-[.B21])" office:value-type="float" office:value="0.781242" calcext:value-type="float">
            <text:p>0.7812</text:p>
          </table:table-cell>
          <table:table-cell table:formula="of:=[.D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6225" calcext:value-type="float">
            <text:p>0.6462</text:p>
          </table:table-cell>
          <table:table-cell table:formula="of:=[.B21]" office:value-type="float" office:value="0" calcext:value-type="float">
            <text:p>0.0000</text:p>
          </table:table-cell>
          <table:table-cell table:formula="of:=ABS([.A22]-[.B22])" office:value-type="float" office:value="0.646225" calcext:value-type="float">
            <text:p>0.6462</text:p>
          </table:table-cell>
          <table:table-cell table:formula="of:=[.D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83646" calcext:value-type="float">
            <text:p>-0.2836</text:p>
          </table:table-cell>
          <table:table-cell table:formula="of:=[.B22]" office:value-type="float" office:value="0" calcext:value-type="float">
            <text:p>0.0000</text:p>
          </table:table-cell>
          <table:table-cell table:formula="of:=ABS([.A23]-[.B23])" office:value-type="float" office:value="0.283646" calcext:value-type="float">
            <text:p>0.2836</text:p>
          </table:table-cell>
          <table:table-cell table:formula="of:=[.D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8228" calcext:value-type="float">
            <text:p>0.4882</text:p>
          </table:table-cell>
          <table:table-cell table:formula="of:=[.B23]" office:value-type="float" office:value="0" calcext:value-type="float">
            <text:p>0.0000</text:p>
          </table:table-cell>
          <table:table-cell table:formula="of:=ABS([.A24]-[.B24])" office:value-type="float" office:value="0.488228" calcext:value-type="float">
            <text:p>0.4882</text:p>
          </table:table-cell>
          <table:table-cell table:formula="of:=[.D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26602" calcext:value-type="float">
            <text:p>-0.0627</text:p>
          </table:table-cell>
          <table:table-cell table:formula="of:=[.B24]" office:value-type="float" office:value="0" calcext:value-type="float">
            <text:p>0.0000</text:p>
          </table:table-cell>
          <table:table-cell table:formula="of:=ABS([.A25]-[.B25])" office:value-type="float" office:value="0.0626602" calcext:value-type="float">
            <text:p>0.0627</text:p>
          </table:table-cell>
          <table:table-cell table:formula="of:=[.D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2882" calcext:value-type="float">
            <text:p>0.6029</text:p>
          </table:table-cell>
          <table:table-cell table:formula="of:=[.B25]" office:value-type="float" office:value="0" calcext:value-type="float">
            <text:p>0.0000</text:p>
          </table:table-cell>
          <table:table-cell table:formula="of:=ABS([.A26]-[.B26])" office:value-type="float" office:value="0.602882" calcext:value-type="float">
            <text:p>0.6029</text:p>
          </table:table-cell>
          <table:table-cell table:formula="of:=[.D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6795" calcext:value-type="float">
            <text:p>-0.1368</text:p>
          </table:table-cell>
          <table:table-cell table:formula="of:=[.B26]" office:value-type="float" office:value="0" calcext:value-type="float">
            <text:p>0.0000</text:p>
          </table:table-cell>
          <table:table-cell table:formula="of:=ABS([.A27]-[.B27])" office:value-type="float" office:value="0.136795" calcext:value-type="float">
            <text:p>0.1368</text:p>
          </table:table-cell>
          <table:table-cell table:formula="of:=[.D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85535" calcext:value-type="float">
            <text:p>-0.0486</text:p>
          </table:table-cell>
          <table:table-cell table:formula="of:=[.B27]" office:value-type="float" office:value="0" calcext:value-type="float">
            <text:p>0.0000</text:p>
          </table:table-cell>
          <table:table-cell table:formula="of:=ABS([.A28]-[.B28])" office:value-type="float" office:value="0.0485535" calcext:value-type="float">
            <text:p>0.0486</text:p>
          </table:table-cell>
          <table:table-cell table:formula="of:=[.D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3755" calcext:value-type="float">
            <text:p>0.9038</text:p>
          </table:table-cell>
          <table:table-cell table:formula="of:=[.B28]" office:value-type="float" office:value="0" calcext:value-type="float">
            <text:p>0.0000</text:p>
          </table:table-cell>
          <table:table-cell table:formula="of:=ABS([.A29]-[.B29])" office:value-type="float" office:value="0.903755" calcext:value-type="float">
            <text:p>0.9038</text:p>
          </table:table-cell>
          <table:table-cell table:formula="of:=[.D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0306" calcext:value-type="float">
            <text:p>0.3603</text:p>
          </table:table-cell>
          <table:table-cell table:formula="of:=[.B29]" office:value-type="float" office:value="0" calcext:value-type="float">
            <text:p>0.0000</text:p>
          </table:table-cell>
          <table:table-cell table:formula="of:=ABS([.A30]-[.B30])" office:value-type="float" office:value="0.360306" calcext:value-type="float">
            <text:p>0.3603</text:p>
          </table:table-cell>
          <table:table-cell table:formula="of:=[.D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8584" calcext:value-type="float">
            <text:p>0.5486</text:p>
          </table:table-cell>
          <table:table-cell table:formula="of:=[.B30]" office:value-type="float" office:value="0" calcext:value-type="float">
            <text:p>0.0000</text:p>
          </table:table-cell>
          <table:table-cell table:formula="of:=ABS([.A31]-[.B31])" office:value-type="float" office:value="0.548584" calcext:value-type="float">
            <text:p>0.5486</text:p>
          </table:table-cell>
          <table:table-cell table:formula="of:=[.D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9465" calcext:value-type="float">
            <text:p>0.8895</text:p>
          </table:table-cell>
          <table:table-cell table:formula="of:=[.B31]" office:value-type="float" office:value="0" calcext:value-type="float">
            <text:p>0.0000</text:p>
          </table:table-cell>
          <table:table-cell table:formula="of:=ABS([.A32]-[.B32])" office:value-type="float" office:value="0.889465" calcext:value-type="float">
            <text:p>0.8895</text:p>
          </table:table-cell>
          <table:table-cell table:formula="of:=[.D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58" calcext:value-type="float">
            <text:p>1.0858</text:p>
          </table:table-cell>
          <table:table-cell table:formula="of:=[.B32]" office:value-type="float" office:value="0" calcext:value-type="float">
            <text:p>0.0000</text:p>
          </table:table-cell>
          <table:table-cell table:formula="of:=ABS([.A33]-[.B33])" office:value-type="float" office:value="1.0858" calcext:value-type="float">
            <text:p>1.0858</text:p>
          </table:table-cell>
          <table:table-cell table:formula="of:=[.D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052" calcext:value-type="float">
            <text:p>1.8205</text:p>
          </table:table-cell>
          <table:table-cell table:formula="of:=[.B33]" office:value-type="float" office:value="0" calcext:value-type="float">
            <text:p>0.0000</text:p>
          </table:table-cell>
          <table:table-cell table:formula="of:=ABS([.A34]-[.B34])" office:value-type="float" office:value="1.82052" calcext:value-type="float">
            <text:p>1.8205</text:p>
          </table:table-cell>
          <table:table-cell table:formula="of:=[.D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139" calcext:value-type="float">
            <text:p>1.5614</text:p>
          </table:table-cell>
          <table:table-cell table:formula="of:=[.B34]" office:value-type="float" office:value="0" calcext:value-type="float">
            <text:p>0.0000</text:p>
          </table:table-cell>
          <table:table-cell table:formula="of:=ABS([.A35]-[.B35])" office:value-type="float" office:value="1.56139" calcext:value-type="float">
            <text:p>1.5614</text:p>
          </table:table-cell>
          <table:table-cell table:formula="of:=[.D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537" calcext:value-type="float">
            <text:p>0.9125</text:p>
          </table:table-cell>
          <table:table-cell table:formula="of:=[.B35]" office:value-type="float" office:value="0" calcext:value-type="float">
            <text:p>0.0000</text:p>
          </table:table-cell>
          <table:table-cell table:formula="of:=ABS([.A36]-[.B36])" office:value-type="float" office:value="0.912537" calcext:value-type="float">
            <text:p>0.9125</text:p>
          </table:table-cell>
          <table:table-cell table:formula="of:=[.D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0628" calcext:value-type="float">
            <text:p>0.1906</text:p>
          </table:table-cell>
          <table:table-cell table:formula="of:=[.B36]" office:value-type="float" office:value="0" calcext:value-type="float">
            <text:p>0.0000</text:p>
          </table:table-cell>
          <table:table-cell table:formula="of:=ABS([.A37]-[.B37])" office:value-type="float" office:value="0.190628" calcext:value-type="float">
            <text:p>0.1906</text:p>
          </table:table-cell>
          <table:table-cell table:formula="of:=[.D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6303" calcext:value-type="float">
            <text:p>0.0476</text:p>
          </table:table-cell>
          <table:table-cell table:formula="of:=[.B37]" office:value-type="float" office:value="0" calcext:value-type="float">
            <text:p>0.0000</text:p>
          </table:table-cell>
          <table:table-cell table:formula="of:=ABS([.A38]-[.B38])" office:value-type="float" office:value="0.0476303" calcext:value-type="float">
            <text:p>0.0476</text:p>
          </table:table-cell>
          <table:table-cell table:formula="of:=[.D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5975" calcext:value-type="float">
            <text:p>0.0656</text:p>
          </table:table-cell>
          <table:table-cell table:formula="of:=[.B38]" office:value-type="float" office:value="0" calcext:value-type="float">
            <text:p>0.0000</text:p>
          </table:table-cell>
          <table:table-cell table:formula="of:=ABS([.A39]-[.B39])" office:value-type="float" office:value="0.0655975" calcext:value-type="float">
            <text:p>0.0656</text:p>
          </table:table-cell>
          <table:table-cell table:formula="of:=[.D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16039" calcext:value-type="float">
            <text:p>-0.4160</text:p>
          </table:table-cell>
          <table:table-cell table:formula="of:=[.B39]" office:value-type="float" office:value="0" calcext:value-type="float">
            <text:p>0.0000</text:p>
          </table:table-cell>
          <table:table-cell table:formula="of:=ABS([.A40]-[.B40])" office:value-type="float" office:value="0.416039" calcext:value-type="float">
            <text:p>0.4160</text:p>
          </table:table-cell>
          <table:table-cell table:formula="of:=[.D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1855" calcext:value-type="float">
            <text:p>0.9719</text:p>
          </table:table-cell>
          <table:table-cell table:formula="of:=[.B40]" office:value-type="float" office:value="0" calcext:value-type="float">
            <text:p>0.0000</text:p>
          </table:table-cell>
          <table:table-cell table:formula="of:=ABS([.A41]-[.B41])" office:value-type="float" office:value="0.971855" calcext:value-type="float">
            <text:p>0.9719</text:p>
          </table:table-cell>
          <table:table-cell table:formula="of:=[.D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038" calcext:value-type="float">
            <text:p>1.6704</text:p>
          </table:table-cell>
          <table:table-cell table:formula="of:=[.B41]" office:value-type="float" office:value="0" calcext:value-type="float">
            <text:p>0.0000</text:p>
          </table:table-cell>
          <table:table-cell table:formula="of:=ABS([.A42]-[.B42])" office:value-type="float" office:value="1.67038" calcext:value-type="float">
            <text:p>1.6704</text:p>
          </table:table-cell>
          <table:table-cell table:formula="of:=[.D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7068" calcext:value-type="float">
            <text:p>0.3071</text:p>
          </table:table-cell>
          <table:table-cell table:formula="of:=[.B42]" office:value-type="float" office:value="0" calcext:value-type="float">
            <text:p>0.0000</text:p>
          </table:table-cell>
          <table:table-cell table:formula="of:=ABS([.A43]-[.B43])" office:value-type="float" office:value="0.307068" calcext:value-type="float">
            <text:p>0.3071</text:p>
          </table:table-cell>
          <table:table-cell table:formula="of:=[.D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0664" calcext:value-type="float">
            <text:p>0.1807</text:p>
          </table:table-cell>
          <table:table-cell table:formula="of:=[.B43]" office:value-type="float" office:value="0" calcext:value-type="float">
            <text:p>0.0000</text:p>
          </table:table-cell>
          <table:table-cell table:formula="of:=ABS([.A44]-[.B44])" office:value-type="float" office:value="0.180664" calcext:value-type="float">
            <text:p>0.1807</text:p>
          </table:table-cell>
          <table:table-cell table:formula="of:=[.D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9091" calcext:value-type="float">
            <text:p>0.5291</text:p>
          </table:table-cell>
          <table:table-cell table:formula="of:=[.B44]" office:value-type="float" office:value="0" calcext:value-type="float">
            <text:p>0.0000</text:p>
          </table:table-cell>
          <table:table-cell table:formula="of:=ABS([.A45]-[.B45])" office:value-type="float" office:value="0.529091" calcext:value-type="float">
            <text:p>0.5291</text:p>
          </table:table-cell>
          <table:table-cell table:formula="of:=[.D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323" calcext:value-type="float">
            <text:p>1.2432</text:p>
          </table:table-cell>
          <table:table-cell table:formula="of:=[.B45]" office:value-type="float" office:value="0" calcext:value-type="float">
            <text:p>0.0000</text:p>
          </table:table-cell>
          <table:table-cell table:formula="of:=ABS([.A46]-[.B46])" office:value-type="float" office:value="1.24323" calcext:value-type="float">
            <text:p>1.2432</text:p>
          </table:table-cell>
          <table:table-cell table:formula="of:=[.D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8451" calcext:value-type="float">
            <text:p>1.3845</text:p>
          </table:table-cell>
          <table:table-cell table:formula="of:=[.B46]" office:value-type="float" office:value="0" calcext:value-type="float">
            <text:p>0.0000</text:p>
          </table:table-cell>
          <table:table-cell table:formula="of:=ABS([.A47]-[.B47])" office:value-type="float" office:value="1.38451" calcext:value-type="float">
            <text:p>1.3845</text:p>
          </table:table-cell>
          <table:table-cell table:formula="of:=[.D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951" calcext:value-type="float">
            <text:p>1.0695</text:p>
          </table:table-cell>
          <table:table-cell table:formula="of:=[.B47]" office:value-type="float" office:value="0" calcext:value-type="float">
            <text:p>0.0000</text:p>
          </table:table-cell>
          <table:table-cell table:formula="of:=ABS([.A48]-[.B48])" office:value-type="float" office:value="1.06951" calcext:value-type="float">
            <text:p>1.0695</text:p>
          </table:table-cell>
          <table:table-cell table:formula="of:=[.D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6613" calcext:value-type="float">
            <text:p>0.7466</text:p>
          </table:table-cell>
          <table:table-cell table:formula="of:=[.B48]" office:value-type="float" office:value="0" calcext:value-type="float">
            <text:p>0.0000</text:p>
          </table:table-cell>
          <table:table-cell table:formula="of:=ABS([.A49]-[.B49])" office:value-type="float" office:value="0.746613" calcext:value-type="float">
            <text:p>0.7466</text:p>
          </table:table-cell>
          <table:table-cell table:formula="of:=[.D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09708" calcext:value-type="float">
            <text:p>0.0810</text:p>
          </table:table-cell>
          <table:table-cell table:formula="of:=[.B49]" office:value-type="float" office:value="0" calcext:value-type="float">
            <text:p>0.0000</text:p>
          </table:table-cell>
          <table:table-cell table:formula="of:=ABS([.A50]-[.B50])" office:value-type="float" office:value="0.0809708" calcext:value-type="float">
            <text:p>0.0810</text:p>
          </table:table-cell>
          <table:table-cell table:formula="of:=[.D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3159" calcext:value-type="float">
            <text:p>0.5032</text:p>
          </table:table-cell>
          <table:table-cell table:formula="of:=[.B50]" office:value-type="float" office:value="0" calcext:value-type="float">
            <text:p>0.0000</text:p>
          </table:table-cell>
          <table:table-cell table:formula="of:=ABS([.A51]-[.B51])" office:value-type="float" office:value="0.503159" calcext:value-type="float">
            <text:p>0.5032</text:p>
          </table:table-cell>
          <table:table-cell table:formula="of:=[.D5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GEOMEAN([.C2:.C51])" office:value-type="float" office:value="0.435385544552838" calcext:value-type="float">
            <text:p>0.4354</text:p>
          </table:table-cell>
          <table:table-cell/>
        </table:table-row>
      </table:table>
      <table:table table:name="joystick" table:style-name="ta1">
        <table:shapes>
          <draw:frame draw:z-index="0" draw:style-name="gr1" draw:text-style-name="P1" svg:width="864pt" svg:height="432pt" svg:x="217.53pt" svg:y="0pt">
            <loext:p draw:notify-on-update-of-ranges="joystick.A1:joystick.A1 joystick.A2:joystick.A52 joystick.D1:joystick.D1 joystick.D2:joystick.D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8" table:default-cell-style-name="ce4"/>
        <table:table-column table:style-name="co4" table:default-cell-style-name="ce3"/>
        <table:table-column table:style-name="co3" table:default-cell-style-name="Default"/>
        <table:table-row table:style-name="ro1">
          <table:table-cell table:style-name="ce2" office:value-type="string" calcext:value-type="string">
            <text:p>Valor calculado de ángulo</text:p>
          </table:table-cell>
          <table:table-cell table:number-columns-repeated="2"/>
          <table:table-cell office:value-type="string" calcext:value-type="string">
            <text:p>Valor ideal</text:p>
          </table:table-cell>
        </table:table-row>
        <table:table-row table:style-name="ro1">
          <table:table-cell office:value-type="float" office:value="-1.73428" calcext:value-type="float">
            <text:p>-1.73428</text:p>
          </table:table-cell>
          <table:table-cell office:value-type="float" office:value="0" calcext:value-type="float">
            <text:p>0.00</text:p>
          </table:table-cell>
          <table:table-cell table:formula="of:=ABS([.A2]-[.B2])" office:value-type="float" office:value="1.73428" calcext:value-type="float">
            <text:p>1.7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42761" calcext:value-type="float">
            <text:p>-3.42761</text:p>
          </table:table-cell>
          <table:table-cell table:formula="of:=[.B2]" office:value-type="float" office:value="0" calcext:value-type="float">
            <text:p>0.00</text:p>
          </table:table-cell>
          <table:table-cell table:formula="of:=ABS([.A3]-[.B3])" office:value-type="float" office:value="3.42761" calcext:value-type="float">
            <text:p>3.4276</text:p>
          </table:table-cell>
          <table:table-cell table:formula="of:=[.D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257" calcext:value-type="float">
            <text:p>-1.1257</text:p>
          </table:table-cell>
          <table:table-cell table:formula="of:=[.B3]" office:value-type="float" office:value="0" calcext:value-type="float">
            <text:p>0.00</text:p>
          </table:table-cell>
          <table:table-cell table:formula="of:=ABS([.A4]-[.B4])" office:value-type="float" office:value="1.1257" calcext:value-type="float">
            <text:p>1.1257</text:p>
          </table:table-cell>
          <table:table-cell table:formula="of:=[.D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37167" calcext:value-type="float">
            <text:p>-2.37167</text:p>
          </table:table-cell>
          <table:table-cell table:formula="of:=[.B4]" office:value-type="float" office:value="0" calcext:value-type="float">
            <text:p>0.00</text:p>
          </table:table-cell>
          <table:table-cell table:formula="of:=ABS([.A5]-[.B5])" office:value-type="float" office:value="2.37167" calcext:value-type="float">
            <text:p>2.3717</text:p>
          </table:table-cell>
          <table:table-cell table:formula="of:=[.D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3386" calcext:value-type="float">
            <text:p>0.0783386</text:p>
          </table:table-cell>
          <table:table-cell table:formula="of:=[.B5]" office:value-type="float" office:value="0" calcext:value-type="float">
            <text:p>0.00</text:p>
          </table:table-cell>
          <table:table-cell table:formula="of:=ABS([.A6]-[.B6])" office:value-type="float" office:value="0.0783386" calcext:value-type="float">
            <text:p>0.0783</text:p>
          </table:table-cell>
          <table:table-cell table:formula="of:=[.D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88672" calcext:value-type="float">
            <text:p>-0.0888672</text:p>
          </table:table-cell>
          <table:table-cell table:formula="of:=[.B6]" office:value-type="float" office:value="0" calcext:value-type="float">
            <text:p>0.00</text:p>
          </table:table-cell>
          <table:table-cell table:formula="of:=ABS([.A7]-[.B7])" office:value-type="float" office:value="0.0888672" calcext:value-type="float">
            <text:p>0.0889</text:p>
          </table:table-cell>
          <table:table-cell table:formula="of:=[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5378" calcext:value-type="float">
            <text:p>3.35378</text:p>
          </table:table-cell>
          <table:table-cell table:formula="of:=[.B7]" office:value-type="float" office:value="0" calcext:value-type="float">
            <text:p>0.00</text:p>
          </table:table-cell>
          <table:table-cell table:formula="of:=ABS([.A8]-[.B8])" office:value-type="float" office:value="3.35378" calcext:value-type="float">
            <text:p>3.3538</text:p>
          </table:table-cell>
          <table:table-cell table:formula="of:=[.D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5617" calcext:value-type="float">
            <text:p>3.95617</text:p>
          </table:table-cell>
          <table:table-cell table:formula="of:=[.B8]" office:value-type="float" office:value="0" calcext:value-type="float">
            <text:p>0.00</text:p>
          </table:table-cell>
          <table:table-cell table:formula="of:=ABS([.A9]-[.B9])" office:value-type="float" office:value="3.95617" calcext:value-type="float">
            <text:p>3.9562</text:p>
          </table:table-cell>
          <table:table-cell table:formula="of:=[.D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3862" calcext:value-type="float">
            <text:p>3.23862</text:p>
          </table:table-cell>
          <table:table-cell table:formula="of:=[.B9]" office:value-type="float" office:value="0" calcext:value-type="float">
            <text:p>0.00</text:p>
          </table:table-cell>
          <table:table-cell table:formula="of:=ABS([.A10]-[.B10])" office:value-type="float" office:value="3.23862" calcext:value-type="float">
            <text:p>3.2386</text:p>
          </table:table-cell>
          <table:table-cell table:formula="of:=[.D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13137" calcext:value-type="float">
            <text:p>-3.13137</text:p>
          </table:table-cell>
          <table:table-cell table:formula="of:=[.B10]" office:value-type="float" office:value="0" calcext:value-type="float">
            <text:p>0.00</text:p>
          </table:table-cell>
          <table:table-cell table:formula="of:=ABS([.A11]-[.B11])" office:value-type="float" office:value="3.13137" calcext:value-type="float">
            <text:p>3.1314</text:p>
          </table:table-cell>
          <table:table-cell table:formula="of:=[.D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09316" calcext:value-type="float">
            <text:p>-3.09316</text:p>
          </table:table-cell>
          <table:table-cell table:formula="of:=[.B11]" office:value-type="float" office:value="0" calcext:value-type="float">
            <text:p>0.00</text:p>
          </table:table-cell>
          <table:table-cell table:formula="of:=ABS([.A12]-[.B12])" office:value-type="float" office:value="3.09316" calcext:value-type="float">
            <text:p>3.0932</text:p>
          </table:table-cell>
          <table:table-cell table:formula="of:=[.D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642" calcext:value-type="float">
            <text:p>1.86642</text:p>
          </table:table-cell>
          <table:table-cell table:formula="of:=[.B12]" office:value-type="float" office:value="0" calcext:value-type="float">
            <text:p>0.00</text:p>
          </table:table-cell>
          <table:table-cell table:formula="of:=ABS([.A13]-[.B13])" office:value-type="float" office:value="1.86642" calcext:value-type="float">
            <text:p>1.8664</text:p>
          </table:table-cell>
          <table:table-cell table:formula="of:=[.D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191" calcext:value-type="float">
            <text:p>1.52191</text:p>
          </table:table-cell>
          <table:table-cell table:formula="of:=[.B13]" office:value-type="float" office:value="0" calcext:value-type="float">
            <text:p>0.00</text:p>
          </table:table-cell>
          <table:table-cell table:formula="of:=ABS([.A14]-[.B14])" office:value-type="float" office:value="1.52191" calcext:value-type="float">
            <text:p>1.5219</text:p>
          </table:table-cell>
          <table:table-cell table:formula="of:=[.D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379" calcext:value-type="float">
            <text:p>2.26379</text:p>
          </table:table-cell>
          <table:table-cell table:formula="of:=[.B14]" office:value-type="float" office:value="0" calcext:value-type="float">
            <text:p>0.00</text:p>
          </table:table-cell>
          <table:table-cell table:formula="of:=ABS([.A15]-[.B15])" office:value-type="float" office:value="2.26379" calcext:value-type="float">
            <text:p>2.2638</text:p>
          </table:table-cell>
          <table:table-cell table:formula="of:=[.D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472" calcext:value-type="float">
            <text:p>2.35472</text:p>
          </table:table-cell>
          <table:table-cell table:formula="of:=[.B15]" office:value-type="float" office:value="0" calcext:value-type="float">
            <text:p>0.00</text:p>
          </table:table-cell>
          <table:table-cell table:formula="of:=ABS([.A16]-[.B16])" office:value-type="float" office:value="2.35472" calcext:value-type="float">
            <text:p>2.3547</text:p>
          </table:table-cell>
          <table:table-cell table:formula="of:=[.D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80419" calcext:value-type="float">
            <text:p>-3.80419</text:p>
          </table:table-cell>
          <table:table-cell table:formula="of:=[.B16]" office:value-type="float" office:value="0" calcext:value-type="float">
            <text:p>0.00</text:p>
          </table:table-cell>
          <table:table-cell table:formula="of:=ABS([.A17]-[.B17])" office:value-type="float" office:value="3.80419" calcext:value-type="float">
            <text:p>3.8042</text:p>
          </table:table-cell>
          <table:table-cell table:formula="of:=[.D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967" calcext:value-type="float">
            <text:p>-3.967</text:p>
          </table:table-cell>
          <table:table-cell table:formula="of:=[.B17]" office:value-type="float" office:value="0" calcext:value-type="float">
            <text:p>0.00</text:p>
          </table:table-cell>
          <table:table-cell table:formula="of:=ABS([.A18]-[.B18])" office:value-type="float" office:value="3.967" calcext:value-type="float">
            <text:p>3.9670</text:p>
          </table:table-cell>
          <table:table-cell table:formula="of:=[.D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96502" calcext:value-type="float">
            <text:p>-3.96502</text:p>
          </table:table-cell>
          <table:table-cell table:formula="of:=[.B18]" office:value-type="float" office:value="0" calcext:value-type="float">
            <text:p>0.00</text:p>
          </table:table-cell>
          <table:table-cell table:formula="of:=ABS([.A19]-[.B19])" office:value-type="float" office:value="3.96502" calcext:value-type="float">
            <text:p>3.9650</text:p>
          </table:table-cell>
          <table:table-cell table:formula="of:=[.D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7377" calcext:value-type="float">
            <text:p>-2.7377</text:p>
          </table:table-cell>
          <table:table-cell table:formula="of:=[.B19]" office:value-type="float" office:value="0" calcext:value-type="float">
            <text:p>0.00</text:p>
          </table:table-cell>
          <table:table-cell table:formula="of:=ABS([.A20]-[.B20])" office:value-type="float" office:value="2.7377" calcext:value-type="float">
            <text:p>2.7377</text:p>
          </table:table-cell>
          <table:table-cell table:formula="of:=[.D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56709" calcext:value-type="float">
            <text:p>-3.56709</text:p>
          </table:table-cell>
          <table:table-cell table:formula="of:=[.B20]" office:value-type="float" office:value="0" calcext:value-type="float">
            <text:p>0.00</text:p>
          </table:table-cell>
          <table:table-cell table:formula="of:=ABS([.A21]-[.B21])" office:value-type="float" office:value="3.56709" calcext:value-type="float">
            <text:p>3.5671</text:p>
          </table:table-cell>
          <table:table-cell table:formula="of:=[.D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57516" calcext:value-type="float">
            <text:p>-3.57516</text:p>
          </table:table-cell>
          <table:table-cell table:formula="of:=[.B21]" office:value-type="float" office:value="0" calcext:value-type="float">
            <text:p>0.00</text:p>
          </table:table-cell>
          <table:table-cell table:formula="of:=ABS([.A22]-[.B22])" office:value-type="float" office:value="3.57516" calcext:value-type="float">
            <text:p>3.5752</text:p>
          </table:table-cell>
          <table:table-cell table:formula="of:=[.D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1372" calcext:value-type="float">
            <text:p>-1.11372</text:p>
          </table:table-cell>
          <table:table-cell table:formula="of:=[.B22]" office:value-type="float" office:value="0" calcext:value-type="float">
            <text:p>0.00</text:p>
          </table:table-cell>
          <table:table-cell table:formula="of:=ABS([.A23]-[.B23])" office:value-type="float" office:value="1.11372" calcext:value-type="float">
            <text:p>1.1137</text:p>
          </table:table-cell>
          <table:table-cell table:formula="of:=[.D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55615" calcext:value-type="float">
            <text:p>-2.55615</text:p>
          </table:table-cell>
          <table:table-cell table:formula="of:=[.B23]" office:value-type="float" office:value="0" calcext:value-type="float">
            <text:p>0.00</text:p>
          </table:table-cell>
          <table:table-cell table:formula="of:=ABS([.A24]-[.B24])" office:value-type="float" office:value="2.55615" calcext:value-type="float">
            <text:p>2.5562</text:p>
          </table:table-cell>
          <table:table-cell table:formula="of:=[.D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46529" calcext:value-type="float">
            <text:p>-2.46529</text:p>
          </table:table-cell>
          <table:table-cell table:formula="of:=[.B24]" office:value-type="float" office:value="0" calcext:value-type="float">
            <text:p>0.00</text:p>
          </table:table-cell>
          <table:table-cell table:formula="of:=ABS([.A25]-[.B25])" office:value-type="float" office:value="2.46529" calcext:value-type="float">
            <text:p>2.4653</text:p>
          </table:table-cell>
          <table:table-cell table:formula="of:=[.D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61211" calcext:value-type="float">
            <text:p>-2.61211</text:p>
          </table:table-cell>
          <table:table-cell table:formula="of:=[.B25]" office:value-type="float" office:value="0" calcext:value-type="float">
            <text:p>0.00</text:p>
          </table:table-cell>
          <table:table-cell table:formula="of:=ABS([.A26]-[.B26])" office:value-type="float" office:value="2.61211" calcext:value-type="float">
            <text:p>2.6121</text:p>
          </table:table-cell>
          <table:table-cell table:formula="of:=[.D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2173" calcext:value-type="float">
            <text:p>-3.62173</text:p>
          </table:table-cell>
          <table:table-cell table:formula="of:=[.B26]" office:value-type="float" office:value="0" calcext:value-type="float">
            <text:p>0.00</text:p>
          </table:table-cell>
          <table:table-cell table:formula="of:=ABS([.A27]-[.B27])" office:value-type="float" office:value="3.62173" calcext:value-type="float">
            <text:p>3.6217</text:p>
          </table:table-cell>
          <table:table-cell table:formula="of:=[.D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10051" calcext:value-type="float">
            <text:p>-3.10051</text:p>
          </table:table-cell>
          <table:table-cell table:formula="of:=[.B27]" office:value-type="float" office:value="0" calcext:value-type="float">
            <text:p>0.00</text:p>
          </table:table-cell>
          <table:table-cell table:formula="of:=ABS([.A28]-[.B28])" office:value-type="float" office:value="3.10051" calcext:value-type="float">
            <text:p>3.1005</text:p>
          </table:table-cell>
          <table:table-cell table:formula="of:=[.D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03902" calcext:value-type="float">
            <text:p>-3.03902</text:p>
          </table:table-cell>
          <table:table-cell table:formula="of:=[.B28]" office:value-type="float" office:value="0" calcext:value-type="float">
            <text:p>0.00</text:p>
          </table:table-cell>
          <table:table-cell table:formula="of:=ABS([.A29]-[.B29])" office:value-type="float" office:value="3.03902" calcext:value-type="float">
            <text:p>3.0390</text:p>
          </table:table-cell>
          <table:table-cell table:formula="of:=[.D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8192" calcext:value-type="float">
            <text:p>-3.8192</text:p>
          </table:table-cell>
          <table:table-cell table:formula="of:=[.B29]" office:value-type="float" office:value="0" calcext:value-type="float">
            <text:p>0.00</text:p>
          </table:table-cell>
          <table:table-cell table:formula="of:=ABS([.A30]-[.B30])" office:value-type="float" office:value="3.8192" calcext:value-type="float">
            <text:p>3.8192</text:p>
          </table:table-cell>
          <table:table-cell table:formula="of:=[.D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5972" calcext:value-type="float">
            <text:p>-1.45972</text:p>
          </table:table-cell>
          <table:table-cell table:formula="of:=[.B30]" office:value-type="float" office:value="0" calcext:value-type="float">
            <text:p>0.00</text:p>
          </table:table-cell>
          <table:table-cell table:formula="of:=ABS([.A31]-[.B31])" office:value-type="float" office:value="1.45972" calcext:value-type="float">
            <text:p>1.4597</text:p>
          </table:table-cell>
          <table:table-cell table:formula="of:=[.D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415" calcext:value-type="float">
            <text:p>1.36415</text:p>
          </table:table-cell>
          <table:table-cell table:formula="of:=[.B31]" office:value-type="float" office:value="0" calcext:value-type="float">
            <text:p>0.00</text:p>
          </table:table-cell>
          <table:table-cell table:formula="of:=ABS([.A32]-[.B32])" office:value-type="float" office:value="1.36415" calcext:value-type="float">
            <text:p>1.3642</text:p>
          </table:table-cell>
          <table:table-cell table:formula="of:=[.D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751" calcext:value-type="float">
            <text:p>3.01751</text:p>
          </table:table-cell>
          <table:table-cell table:formula="of:=[.B32]" office:value-type="float" office:value="0" calcext:value-type="float">
            <text:p>0.00</text:p>
          </table:table-cell>
          <table:table-cell table:formula="of:=ABS([.A33]-[.B33])" office:value-type="float" office:value="3.01751" calcext:value-type="float">
            <text:p>3.0175</text:p>
          </table:table-cell>
          <table:table-cell table:formula="of:=[.D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59" calcext:value-type="float">
            <text:p>3.5359</text:p>
          </table:table-cell>
          <table:table-cell table:formula="of:=[.B33]" office:value-type="float" office:value="0" calcext:value-type="float">
            <text:p>0.00</text:p>
          </table:table-cell>
          <table:table-cell table:formula="of:=ABS([.A34]-[.B34])" office:value-type="float" office:value="3.5359" calcext:value-type="float">
            <text:p>3.5359</text:p>
          </table:table-cell>
          <table:table-cell table:formula="of:=[.D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2675" calcext:value-type="float">
            <text:p>2.22675</text:p>
          </table:table-cell>
          <table:table-cell table:formula="of:=[.B34]" office:value-type="float" office:value="0" calcext:value-type="float">
            <text:p>0.00</text:p>
          </table:table-cell>
          <table:table-cell table:formula="of:=ABS([.A35]-[.B35])" office:value-type="float" office:value="2.22675" calcext:value-type="float">
            <text:p>2.2268</text:p>
          </table:table-cell>
          <table:table-cell table:formula="of:=[.D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00607" calcext:value-type="float">
            <text:p>0.0700607</text:p>
          </table:table-cell>
          <table:table-cell table:formula="of:=[.B35]" office:value-type="float" office:value="0" calcext:value-type="float">
            <text:p>0.00</text:p>
          </table:table-cell>
          <table:table-cell table:formula="of:=ABS([.A36]-[.B36])" office:value-type="float" office:value="0.0700607" calcext:value-type="float">
            <text:p>0.0701</text:p>
          </table:table-cell>
          <table:table-cell table:formula="of:=[.D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563" calcext:value-type="float">
            <text:p>4.51563</text:p>
          </table:table-cell>
          <table:table-cell table:formula="of:=[.B36]" office:value-type="float" office:value="0" calcext:value-type="float">
            <text:p>0.00</text:p>
          </table:table-cell>
          <table:table-cell table:formula="of:=ABS([.A37]-[.B37])" office:value-type="float" office:value="4.51563" calcext:value-type="float">
            <text:p>4.5156</text:p>
          </table:table-cell>
          <table:table-cell table:formula="of:=[.D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331" calcext:value-type="float">
            <text:p>1.00331</text:p>
          </table:table-cell>
          <table:table-cell table:formula="of:=[.B37]" office:value-type="float" office:value="0" calcext:value-type="float">
            <text:p>0.00</text:p>
          </table:table-cell>
          <table:table-cell table:formula="of:=ABS([.A38]-[.B38])" office:value-type="float" office:value="1.00331" calcext:value-type="float">
            <text:p>1.0033</text:p>
          </table:table-cell>
          <table:table-cell table:formula="of:=[.D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081" calcext:value-type="float">
            <text:p>3.02081</text:p>
          </table:table-cell>
          <table:table-cell table:formula="of:=[.B38]" office:value-type="float" office:value="0" calcext:value-type="float">
            <text:p>0.00</text:p>
          </table:table-cell>
          <table:table-cell table:formula="of:=ABS([.A39]-[.B39])" office:value-type="float" office:value="3.02081" calcext:value-type="float">
            <text:p>3.0208</text:p>
          </table:table-cell>
          <table:table-cell table:formula="of:=[.D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1372" calcext:value-type="float">
            <text:p>-1.11372</text:p>
          </table:table-cell>
          <table:table-cell table:formula="of:=[.B39]" office:value-type="float" office:value="0" calcext:value-type="float">
            <text:p>0.00</text:p>
          </table:table-cell>
          <table:table-cell table:formula="of:=ABS([.A13]-[.B40])" office:value-type="float" office:value="1.86642" calcext:value-type="float">
            <text:p>1.8664</text:p>
          </table:table-cell>
          <table:table-cell table:formula="of:=[.D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55615" calcext:value-type="float">
            <text:p>-2.55615</text:p>
          </table:table-cell>
          <table:table-cell table:formula="of:=[.B40]" office:value-type="float" office:value="0" calcext:value-type="float">
            <text:p>0.00</text:p>
          </table:table-cell>
          <table:table-cell table:formula="of:=ABS([.A14]-[.B41])" office:value-type="float" office:value="1.52191" calcext:value-type="float">
            <text:p>1.5219</text:p>
          </table:table-cell>
          <table:table-cell table:formula="of:=[.D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46529" calcext:value-type="float">
            <text:p>-2.46529</text:p>
          </table:table-cell>
          <table:table-cell table:formula="of:=[.B41]" office:value-type="float" office:value="0" calcext:value-type="float">
            <text:p>0.00</text:p>
          </table:table-cell>
          <table:table-cell table:formula="of:=ABS([.A15]-[.B42])" office:value-type="float" office:value="2.26379" calcext:value-type="float">
            <text:p>2.2638</text:p>
          </table:table-cell>
          <table:table-cell table:formula="of:=[.D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61211" calcext:value-type="float">
            <text:p>-2.61211</text:p>
          </table:table-cell>
          <table:table-cell table:formula="of:=[.B42]" office:value-type="float" office:value="0" calcext:value-type="float">
            <text:p>0.00</text:p>
          </table:table-cell>
          <table:table-cell table:formula="of:=ABS([.A16]-[.B43])" office:value-type="float" office:value="2.35472" calcext:value-type="float">
            <text:p>2.3547</text:p>
          </table:table-cell>
          <table:table-cell table:formula="of:=[.D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218" calcext:value-type="float">
            <text:p>1.54218</text:p>
          </table:table-cell>
          <table:table-cell table:formula="of:=[.B43]" office:value-type="float" office:value="0" calcext:value-type="float">
            <text:p>0.00</text:p>
          </table:table-cell>
          <table:table-cell table:formula="of:=ABS([.A44]-[.B44])" office:value-type="float" office:value="1.54218" calcext:value-type="float">
            <text:p>1.5422</text:p>
          </table:table-cell>
          <table:table-cell table:formula="of:=[.D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727" calcext:value-type="float">
            <text:p>2.92727</text:p>
          </table:table-cell>
          <table:table-cell table:formula="of:=[.B44]" office:value-type="float" office:value="0" calcext:value-type="float">
            <text:p>0.00</text:p>
          </table:table-cell>
          <table:table-cell table:formula="of:=ABS([.A45]-[.B45])" office:value-type="float" office:value="2.92727" calcext:value-type="float">
            <text:p>2.9273</text:p>
          </table:table-cell>
          <table:table-cell table:formula="of:=[.D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828" calcext:value-type="float">
            <text:p>2.23828</text:p>
          </table:table-cell>
          <table:table-cell table:formula="of:=[.B45]" office:value-type="float" office:value="0" calcext:value-type="float">
            <text:p>0.00</text:p>
          </table:table-cell>
          <table:table-cell table:formula="of:=ABS([.A46]-[.B46])" office:value-type="float" office:value="2.23828" calcext:value-type="float">
            <text:p>2.2383</text:p>
          </table:table-cell>
          <table:table-cell table:formula="of:=[.D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27741" calcext:value-type="float">
            <text:p>-3.27741</text:p>
          </table:table-cell>
          <table:table-cell table:formula="of:=[.B46]" office:value-type="float" office:value="0" calcext:value-type="float">
            <text:p>0.00</text:p>
          </table:table-cell>
          <table:table-cell table:formula="of:=ABS([.A47]-[.B47])" office:value-type="float" office:value="3.27741" calcext:value-type="float">
            <text:p>3.2774</text:p>
          </table:table-cell>
          <table:table-cell table:formula="of:=[.D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60721" calcext:value-type="float">
            <text:p>-3.60721</text:p>
          </table:table-cell>
          <table:table-cell table:formula="of:=[.B47]" office:value-type="float" office:value="0" calcext:value-type="float">
            <text:p>0.00</text:p>
          </table:table-cell>
          <table:table-cell table:formula="of:=ABS([.A48]-[.B48])" office:value-type="float" office:value="3.60721" calcext:value-type="float">
            <text:p>3.6072</text:p>
          </table:table-cell>
          <table:table-cell table:formula="of:=[.D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83958" calcext:value-type="float">
            <text:p>-3.83958</text:p>
          </table:table-cell>
          <table:table-cell table:formula="of:=[.B48]" office:value-type="float" office:value="0" calcext:value-type="float">
            <text:p>0.00</text:p>
          </table:table-cell>
          <table:table-cell table:formula="of:=ABS([.A49]-[.B49])" office:value-type="float" office:value="3.83958" calcext:value-type="float">
            <text:p>3.8396</text:p>
          </table:table-cell>
          <table:table-cell table:formula="of:=[.D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15226" calcext:value-type="float">
            <text:p>-4.15226</text:p>
          </table:table-cell>
          <table:table-cell table:formula="of:=[.B49]" office:value-type="float" office:value="0" calcext:value-type="float">
            <text:p>0.00</text:p>
          </table:table-cell>
          <table:table-cell table:formula="of:=ABS([.A50]-[.B50])" office:value-type="float" office:value="4.15226" calcext:value-type="float">
            <text:p>4.1523</text:p>
          </table:table-cell>
          <table:table-cell table:formula="of:=[.D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48104" calcext:value-type="float">
            <text:p>-3.48104</text:p>
          </table:table-cell>
          <table:table-cell table:formula="of:=[.B50]" office:value-type="float" office:value="0" calcext:value-type="float">
            <text:p>0.00</text:p>
          </table:table-cell>
          <table:table-cell table:formula="of:=ABS([.A51]-[.B51])" office:value-type="float" office:value="3.48104" calcext:value-type="float">
            <text:p>3.4810</text:p>
          </table:table-cell>
          <table:table-cell table:formula="of:=[.D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42256" calcext:value-type="float">
            <text:p>-2.42256</text:p>
          </table:table-cell>
          <table:table-cell table:formula="of:=[.B51]" office:value-type="float" office:value="0" calcext:value-type="float">
            <text:p>0.00</text:p>
          </table:table-cell>
          <table:table-cell table:formula="of:=ABS([.A52]-[.B52])" office:value-type="float" office:value="2.42256" calcext:value-type="float">
            <text:p>2.4226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style-name="Default" table:formula="of:=GEOMEAN([.C2:.C53])" office:value-type="float" office:value="2.11431653567913" calcext:value-type="float">
            <text:p>2.1143165357</text:p>
          </table:table-cell>
          <table:table-cell/>
        </table:table-row>
      </table:table>
      <table:table table:name="chocolate" table:style-name="ta1">
        <table:shapes>
          <draw:frame draw:z-index="0" draw:style-name="gr1" draw:text-style-name="P1" svg:width="864pt" svg:height="432pt" svg:x="220.68pt" svg:y="15.05pt">
            <loext:p draw:notify-on-update-of-ranges="chocolate.C1:chocolate.C1 chocolate.C2:chocolate.C51 chocolate.D1:chocolate.D1 chocolate.D2:chocolate.D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9" table:default-cell-style-name="ce4"/>
        <table:table-column table:style-name="co4" table:default-cell-style-name="ce3"/>
        <table:table-column table:style-name="co3" table:default-cell-style-name="Default"/>
        <table:table-row table:style-name="ro1">
          <table:table-cell table:style-name="ce2" office:value-type="string" calcext:value-type="string">
            <text:p>Valor calculado de ángulo</text:p>
          </table:table-cell>
          <table:table-cell/>
          <table:table-cell table:style-name="ce2" office:value-type="string" calcext:value-type="string">
            <text:p>Valor calculado de ángulo</text:p>
          </table:table-cell>
          <table:table-cell office:value-type="string" calcext:value-type="string">
            <text:p>Valor ideal</text:p>
          </table:table-cell>
        </table:table-row>
        <table:table-row table:style-name="ro1">
          <table:table-cell office:value-type="float" office:value="-1.74732" calcext:value-type="float">
            <text:p>-1.74732</text:p>
          </table:table-cell>
          <table:table-cell office:value-type="float" office:value="1.5" calcext:value-type="float">
            <text:p>1.50</text:p>
          </table:table-cell>
          <table:table-cell table:formula="of:=SUM([.A2:.B2])" office:value-type="float" office:value="-0.24732" calcext:value-type="float">
            <text:p>-0.2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50174" calcext:value-type="float">
            <text:p>-2.50174</text:p>
          </table:table-cell>
          <table:table-cell table:formula="of:=[.B2]" office:value-type="float" office:value="1.5" calcext:value-type="float">
            <text:p>1.50</text:p>
          </table:table-cell>
          <table:table-cell table:formula="of:=SUM([.A3:.B3])" office:value-type="float" office:value="-1.00174" calcext:value-type="float">
            <text:p>-1.0017</text:p>
          </table:table-cell>
          <table:table-cell table:formula="of:=[.D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96766" calcext:value-type="float">
            <text:p>-1.96766</text:p>
          </table:table-cell>
          <table:table-cell table:formula="of:=[.B3]" office:value-type="float" office:value="1.5" calcext:value-type="float">
            <text:p>1.50</text:p>
          </table:table-cell>
          <table:table-cell table:formula="of:=SUM([.A4:.B4])" office:value-type="float" office:value="-0.46766" calcext:value-type="float">
            <text:p>-0.4677</text:p>
          </table:table-cell>
          <table:table-cell table:formula="of:=[.D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9554" calcext:value-type="float">
            <text:p>-1.49554</text:p>
          </table:table-cell>
          <table:table-cell table:formula="of:=[.B4]" office:value-type="float" office:value="1.5" calcext:value-type="float">
            <text:p>1.50</text:p>
          </table:table-cell>
          <table:table-cell table:formula="of:=SUM([.A5:.B5])" office:value-type="float" office:value="0.00445999999999991" calcext:value-type="float">
            <text:p>0.0045</text:p>
          </table:table-cell>
          <table:table-cell table:formula="of:=[.D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02165" calcext:value-type="float">
            <text:p>-2.02165</text:p>
          </table:table-cell>
          <table:table-cell table:formula="of:=[.B5]" office:value-type="float" office:value="1.5" calcext:value-type="float">
            <text:p>1.50</text:p>
          </table:table-cell>
          <table:table-cell table:formula="of:=SUM([.A6:.B6])" office:value-type="float" office:value="-0.52165" calcext:value-type="float">
            <text:p>-0.5217</text:p>
          </table:table-cell>
          <table:table-cell table:formula="of:=[.D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0865" calcext:value-type="float">
            <text:p>-1.40865</text:p>
          </table:table-cell>
          <table:table-cell table:formula="of:=[.B6]" office:value-type="float" office:value="1.5" calcext:value-type="float">
            <text:p>1.50</text:p>
          </table:table-cell>
          <table:table-cell table:formula="of:=SUM([.A7:.B7])" office:value-type="float" office:value="0.09135" calcext:value-type="float">
            <text:p>0.0914</text:p>
          </table:table-cell>
          <table:table-cell table:formula="of:=[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00831" calcext:value-type="float">
            <text:p>-2.00831</text:p>
          </table:table-cell>
          <table:table-cell table:formula="of:=[.B7]" office:value-type="float" office:value="1.5" calcext:value-type="float">
            <text:p>1.50</text:p>
          </table:table-cell>
          <table:table-cell table:formula="of:=SUM([.A8:.B8])" office:value-type="float" office:value="-0.50831" calcext:value-type="float">
            <text:p>-0.5083</text:p>
          </table:table-cell>
          <table:table-cell table:formula="of:=[.D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7673" calcext:value-type="float">
            <text:p>-0.927673</text:p>
          </table:table-cell>
          <table:table-cell table:formula="of:=[.B8]" office:value-type="float" office:value="1.5" calcext:value-type="float">
            <text:p>1.50</text:p>
          </table:table-cell>
          <table:table-cell table:formula="of:=SUM([.A9:.B9])" office:value-type="float" office:value="0.572327" calcext:value-type="float">
            <text:p>0.5723</text:p>
          </table:table-cell>
          <table:table-cell table:formula="of:=[.D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0539" calcext:value-type="float">
            <text:p>-1.40539</text:p>
          </table:table-cell>
          <table:table-cell table:formula="of:=[.B9]" office:value-type="float" office:value="1.5" calcext:value-type="float">
            <text:p>1.50</text:p>
          </table:table-cell>
          <table:table-cell table:formula="of:=SUM([.A10:.B10])" office:value-type="float" office:value="0.0946099999999999" calcext:value-type="float">
            <text:p>0.0946</text:p>
          </table:table-cell>
          <table:table-cell table:formula="of:=[.D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342" calcext:value-type="float">
            <text:p>-1.7342</text:p>
          </table:table-cell>
          <table:table-cell table:formula="of:=[.B10]" office:value-type="float" office:value="1.5" calcext:value-type="float">
            <text:p>1.50</text:p>
          </table:table-cell>
          <table:table-cell table:formula="of:=SUM([.A11:.B11])" office:value-type="float" office:value="-0.2342" calcext:value-type="float">
            <text:p>-0.2342</text:p>
          </table:table-cell>
          <table:table-cell table:formula="of:=[.D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1447" calcext:value-type="float">
            <text:p>-0.951447</text:p>
          </table:table-cell>
          <table:table-cell table:formula="of:=[.B11]" office:value-type="float" office:value="1.5" calcext:value-type="float">
            <text:p>1.50</text:p>
          </table:table-cell>
          <table:table-cell table:formula="of:=SUM([.A12:.B12])" office:value-type="float" office:value="0.548553" calcext:value-type="float">
            <text:p>0.5486</text:p>
          </table:table-cell>
          <table:table-cell table:formula="of:=[.D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2782" calcext:value-type="float">
            <text:p>-0.812782</text:p>
          </table:table-cell>
          <table:table-cell table:formula="of:=[.B12]" office:value-type="float" office:value="1.5" calcext:value-type="float">
            <text:p>1.50</text:p>
          </table:table-cell>
          <table:table-cell table:formula="of:=SUM([.A13:.B13])" office:value-type="float" office:value="0.687218" calcext:value-type="float">
            <text:p>0.6872</text:p>
          </table:table-cell>
          <table:table-cell table:formula="of:=[.D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7578" calcext:value-type="float">
            <text:p>-1.17578</text:p>
          </table:table-cell>
          <table:table-cell table:formula="of:=[.B13]" office:value-type="float" office:value="1.5" calcext:value-type="float">
            <text:p>1.50</text:p>
          </table:table-cell>
          <table:table-cell table:formula="of:=SUM([.A14:.B14])" office:value-type="float" office:value="0.32422" calcext:value-type="float">
            <text:p>0.3242</text:p>
          </table:table-cell>
          <table:table-cell table:formula="of:=[.D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8016" calcext:value-type="float">
            <text:p>-1.78016</text:p>
          </table:table-cell>
          <table:table-cell table:formula="of:=[.B14]" office:value-type="float" office:value="1.5" calcext:value-type="float">
            <text:p>1.50</text:p>
          </table:table-cell>
          <table:table-cell table:formula="of:=SUM([.A15:.B15])" office:value-type="float" office:value="-0.28016" calcext:value-type="float">
            <text:p>-0.2802</text:p>
          </table:table-cell>
          <table:table-cell table:formula="of:=[.D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3321" calcext:value-type="float">
            <text:p>-1.03321</text:p>
          </table:table-cell>
          <table:table-cell table:formula="of:=[.B15]" office:value-type="float" office:value="1.5" calcext:value-type="float">
            <text:p>1.50</text:p>
          </table:table-cell>
          <table:table-cell table:formula="of:=SUM([.A16:.B16])" office:value-type="float" office:value="0.46679" calcext:value-type="float">
            <text:p>0.4668</text:p>
          </table:table-cell>
          <table:table-cell table:formula="of:=[.D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0233" calcext:value-type="float">
            <text:p>-0.700233</text:p>
          </table:table-cell>
          <table:table-cell table:formula="of:=[.B16]" office:value-type="float" office:value="1.5" calcext:value-type="float">
            <text:p>1.50</text:p>
          </table:table-cell>
          <table:table-cell table:formula="of:=SUM([.A17:.B17])" office:value-type="float" office:value="0.799767" calcext:value-type="float">
            <text:p>0.7998</text:p>
          </table:table-cell>
          <table:table-cell table:formula="of:=[.D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3302" calcext:value-type="float">
            <text:p>-0.783302</text:p>
          </table:table-cell>
          <table:table-cell table:formula="of:=[.B17]" office:value-type="float" office:value="1.5" calcext:value-type="float">
            <text:p>1.50</text:p>
          </table:table-cell>
          <table:table-cell table:formula="of:=SUM([.A18:.B18])" office:value-type="float" office:value="0.716698" calcext:value-type="float">
            <text:p>0.7167</text:p>
          </table:table-cell>
          <table:table-cell table:formula="of:=[.D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51997" calcext:value-type="float">
            <text:p>-0.351997</text:p>
          </table:table-cell>
          <table:table-cell table:formula="of:=[.B18]" office:value-type="float" office:value="1.5" calcext:value-type="float">
            <text:p>1.50</text:p>
          </table:table-cell>
          <table:table-cell table:formula="of:=SUM([.A19:.B19])" office:value-type="float" office:value="1.148003" calcext:value-type="float">
            <text:p>1.1480</text:p>
          </table:table-cell>
          <table:table-cell table:formula="of:=[.D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93244" calcext:value-type="float">
            <text:p>-1.93244</text:p>
          </table:table-cell>
          <table:table-cell table:formula="of:=[.B19]" office:value-type="float" office:value="1.5" calcext:value-type="float">
            <text:p>1.50</text:p>
          </table:table-cell>
          <table:table-cell table:formula="of:=SUM([.A20:.B20])" office:value-type="float" office:value="-0.43244" calcext:value-type="float">
            <text:p>-0.4324</text:p>
          </table:table-cell>
          <table:table-cell table:formula="of:=[.D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04658" calcext:value-type="float">
            <text:p>-2.04658</text:p>
          </table:table-cell>
          <table:table-cell table:formula="of:=[.B20]" office:value-type="float" office:value="1.5" calcext:value-type="float">
            <text:p>1.50</text:p>
          </table:table-cell>
          <table:table-cell table:formula="of:=SUM([.A21:.B21])" office:value-type="float" office:value="-0.54658" calcext:value-type="float">
            <text:p>-0.5466</text:p>
          </table:table-cell>
          <table:table-cell table:formula="of:=[.D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1388" calcext:value-type="float">
            <text:p>-1.71388</text:p>
          </table:table-cell>
          <table:table-cell table:formula="of:=[.B21]" office:value-type="float" office:value="1.5" calcext:value-type="float">
            <text:p>1.50</text:p>
          </table:table-cell>
          <table:table-cell table:formula="of:=SUM([.A22:.B22])" office:value-type="float" office:value="-0.21388" calcext:value-type="float">
            <text:p>-0.2139</text:p>
          </table:table-cell>
          <table:table-cell table:formula="of:=[.D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9771" calcext:value-type="float">
            <text:p>-1.39771</text:p>
          </table:table-cell>
          <table:table-cell table:formula="of:=[.B22]" office:value-type="float" office:value="1.5" calcext:value-type="float">
            <text:p>1.50</text:p>
          </table:table-cell>
          <table:table-cell table:formula="of:=SUM([.A23:.B23])" office:value-type="float" office:value="0.10229" calcext:value-type="float">
            <text:p>0.1023</text:p>
          </table:table-cell>
          <table:table-cell table:formula="of:=[.D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6397" calcext:value-type="float">
            <text:p>-1.26397</text:p>
          </table:table-cell>
          <table:table-cell table:formula="of:=[.B23]" office:value-type="float" office:value="1.5" calcext:value-type="float">
            <text:p>1.50</text:p>
          </table:table-cell>
          <table:table-cell table:formula="of:=SUM([.A24:.B24])" office:value-type="float" office:value="0.23603" calcext:value-type="float">
            <text:p>0.2360</text:p>
          </table:table-cell>
          <table:table-cell table:formula="of:=[.D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4102" calcext:value-type="float">
            <text:p>-1.34102</text:p>
          </table:table-cell>
          <table:table-cell table:formula="of:=[.B24]" office:value-type="float" office:value="1.5" calcext:value-type="float">
            <text:p>1.50</text:p>
          </table:table-cell>
          <table:table-cell table:formula="of:=SUM([.A25:.B25])" office:value-type="float" office:value="0.15898" calcext:value-type="float">
            <text:p>0.1590</text:p>
          </table:table-cell>
          <table:table-cell table:formula="of:=[.D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0182" calcext:value-type="float">
            <text:p>-1.40182</text:p>
          </table:table-cell>
          <table:table-cell table:formula="of:=[.B25]" office:value-type="float" office:value="1.5" calcext:value-type="float">
            <text:p>1.50</text:p>
          </table:table-cell>
          <table:table-cell table:formula="of:=SUM([.A26:.B26])" office:value-type="float" office:value="0.0981799999999999" calcext:value-type="float">
            <text:p>0.0982</text:p>
          </table:table-cell>
          <table:table-cell table:formula="of:=[.D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1955" calcext:value-type="float">
            <text:p>-1.01955</text:p>
          </table:table-cell>
          <table:table-cell table:formula="of:=[.B26]" office:value-type="float" office:value="1.5" calcext:value-type="float">
            <text:p>1.50</text:p>
          </table:table-cell>
          <table:table-cell table:formula="of:=SUM([.A27:.B27])" office:value-type="float" office:value="0.48045" calcext:value-type="float">
            <text:p>0.4805</text:p>
          </table:table-cell>
          <table:table-cell table:formula="of:=[.D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8432" calcext:value-type="float">
            <text:p>-1.08432</text:p>
          </table:table-cell>
          <table:table-cell table:formula="of:=[.B27]" office:value-type="float" office:value="1.5" calcext:value-type="float">
            <text:p>1.50</text:p>
          </table:table-cell>
          <table:table-cell table:formula="of:=SUM([.A28:.B28])" office:value-type="float" office:value="0.41568" calcext:value-type="float">
            <text:p>0.4157</text:p>
          </table:table-cell>
          <table:table-cell table:formula="of:=[.D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4816" calcext:value-type="float">
            <text:p>-1.34816</text:p>
          </table:table-cell>
          <table:table-cell table:formula="of:=[.B28]" office:value-type="float" office:value="1.5" calcext:value-type="float">
            <text:p>1.50</text:p>
          </table:table-cell>
          <table:table-cell table:formula="of:=SUM([.A29:.B29])" office:value-type="float" office:value="0.15184" calcext:value-type="float">
            <text:p>0.1518</text:p>
          </table:table-cell>
          <table:table-cell table:formula="of:=[.D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9552" calcext:value-type="float">
            <text:p>-1.59552</text:p>
          </table:table-cell>
          <table:table-cell table:formula="of:=[.B29]" office:value-type="float" office:value="1.5" calcext:value-type="float">
            <text:p>1.50</text:p>
          </table:table-cell>
          <table:table-cell table:formula="of:=SUM([.A30:.B30])" office:value-type="float" office:value="-0.0955200000000001" calcext:value-type="float">
            <text:p>-0.0955</text:p>
          </table:table-cell>
          <table:table-cell table:formula="of:=[.D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6954" calcext:value-type="float">
            <text:p>-1.46954</text:p>
          </table:table-cell>
          <table:table-cell table:formula="of:=[.B30]" office:value-type="float" office:value="1.5" calcext:value-type="float">
            <text:p>1.50</text:p>
          </table:table-cell>
          <table:table-cell table:formula="of:=SUM([.A31:.B31])" office:value-type="float" office:value="0.0304599999999999" calcext:value-type="float">
            <text:p>0.0305</text:p>
          </table:table-cell>
          <table:table-cell table:formula="of:=[.D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9505" calcext:value-type="float">
            <text:p>-1.49505</text:p>
          </table:table-cell>
          <table:table-cell table:formula="of:=[.B31]" office:value-type="float" office:value="1.5" calcext:value-type="float">
            <text:p>1.50</text:p>
          </table:table-cell>
          <table:table-cell table:formula="of:=SUM([.A32:.B32])" office:value-type="float" office:value="0.00495000000000001" calcext:value-type="float">
            <text:p>0.0050</text:p>
          </table:table-cell>
          <table:table-cell table:formula="of:=[.D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64773" calcext:value-type="float">
            <text:p>-1.64773</text:p>
          </table:table-cell>
          <table:table-cell table:formula="of:=[.B32]" office:value-type="float" office:value="1.5" calcext:value-type="float">
            <text:p>1.50</text:p>
          </table:table-cell>
          <table:table-cell table:formula="of:=SUM([.A33:.B33])" office:value-type="float" office:value="-0.14773" calcext:value-type="float">
            <text:p>-0.1477</text:p>
          </table:table-cell>
          <table:table-cell table:formula="of:=[.D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6118" calcext:value-type="float">
            <text:p>-1.26118</text:p>
          </table:table-cell>
          <table:table-cell table:formula="of:=[.B33]" office:value-type="float" office:value="1.5" calcext:value-type="float">
            <text:p>1.50</text:p>
          </table:table-cell>
          <table:table-cell table:formula="of:=SUM([.A34:.B34])" office:value-type="float" office:value="0.23882" calcext:value-type="float">
            <text:p>0.2388</text:p>
          </table:table-cell>
          <table:table-cell table:formula="of:=[.D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8161" calcext:value-type="float">
            <text:p>-1.48161</text:p>
          </table:table-cell>
          <table:table-cell table:formula="of:=[.B34]" office:value-type="float" office:value="1.5" calcext:value-type="float">
            <text:p>1.50</text:p>
          </table:table-cell>
          <table:table-cell table:formula="of:=SUM([.A35:.B35])" office:value-type="float" office:value="0.0183899999999999" calcext:value-type="float">
            <text:p>0.0184</text:p>
          </table:table-cell>
          <table:table-cell table:formula="of:=[.D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282" calcext:value-type="float">
            <text:p>-1.7282</text:p>
          </table:table-cell>
          <table:table-cell table:formula="of:=[.B35]" office:value-type="float" office:value="1.5" calcext:value-type="float">
            <text:p>1.50</text:p>
          </table:table-cell>
          <table:table-cell table:formula="of:=SUM([.A36:.B36])" office:value-type="float" office:value="-0.2282" calcext:value-type="float">
            <text:p>-0.2282</text:p>
          </table:table-cell>
          <table:table-cell table:formula="of:=[.D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33749" calcext:value-type="float">
            <text:p>-2.33749</text:p>
          </table:table-cell>
          <table:table-cell table:formula="of:=[.B36]" office:value-type="float" office:value="1.5" calcext:value-type="float">
            <text:p>1.50</text:p>
          </table:table-cell>
          <table:table-cell table:formula="of:=SUM([.A37:.B37])" office:value-type="float" office:value="-0.83749" calcext:value-type="float">
            <text:p>-0.8375</text:p>
          </table:table-cell>
          <table:table-cell table:formula="of:=[.D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22379" calcext:value-type="float">
            <text:p>-2.22379</text:p>
          </table:table-cell>
          <table:table-cell table:formula="of:=[.B37]" office:value-type="float" office:value="1.5" calcext:value-type="float">
            <text:p>1.50</text:p>
          </table:table-cell>
          <table:table-cell table:formula="of:=SUM([.A38:.B38])" office:value-type="float" office:value="-0.72379" calcext:value-type="float">
            <text:p>-0.7238</text:p>
          </table:table-cell>
          <table:table-cell table:formula="of:=[.D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1133" calcext:value-type="float">
            <text:p>-2.1133</text:p>
          </table:table-cell>
          <table:table-cell table:formula="of:=[.B38]" office:value-type="float" office:value="1.5" calcext:value-type="float">
            <text:p>1.50</text:p>
          </table:table-cell>
          <table:table-cell table:formula="of:=SUM([.A39:.B39])" office:value-type="float" office:value="-0.6133" calcext:value-type="float">
            <text:p>-0.6133</text:p>
          </table:table-cell>
          <table:table-cell table:formula="of:=[.D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95495" calcext:value-type="float">
            <text:p>-1.95495</text:p>
          </table:table-cell>
          <table:table-cell table:formula="of:=[.B39]" office:value-type="float" office:value="1.5" calcext:value-type="float">
            <text:p>1.50</text:p>
          </table:table-cell>
          <table:table-cell table:formula="of:=SUM([.A40:.B40])" office:value-type="float" office:value="-0.45495" calcext:value-type="float">
            <text:p>-0.4550</text:p>
          </table:table-cell>
          <table:table-cell table:formula="of:=[.D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9128" calcext:value-type="float">
            <text:p>-1.29128</text:p>
          </table:table-cell>
          <table:table-cell table:formula="of:=[.B40]" office:value-type="float" office:value="1.5" calcext:value-type="float">
            <text:p>1.50</text:p>
          </table:table-cell>
          <table:table-cell table:formula="of:=SUM([.A41:.B41])" office:value-type="float" office:value="0.20872" calcext:value-type="float">
            <text:p>0.2087</text:p>
          </table:table-cell>
          <table:table-cell table:formula="of:=[.D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1421" calcext:value-type="float">
            <text:p>-1.81421</text:p>
          </table:table-cell>
          <table:table-cell table:formula="of:=[.B41]" office:value-type="float" office:value="1.5" calcext:value-type="float">
            <text:p>1.50</text:p>
          </table:table-cell>
          <table:table-cell table:formula="of:=SUM([.A42:.B42])" office:value-type="float" office:value="-0.31421" calcext:value-type="float">
            <text:p>-0.3142</text:p>
          </table:table-cell>
          <table:table-cell table:formula="of:=[.D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37505" calcext:value-type="float">
            <text:p>-1.37505</text:p>
          </table:table-cell>
          <table:table-cell table:formula="of:=[.B42]" office:value-type="float" office:value="1.5" calcext:value-type="float">
            <text:p>1.50</text:p>
          </table:table-cell>
          <table:table-cell table:formula="of:=SUM([.A43:.B43])" office:value-type="float" office:value="0.12495" calcext:value-type="float">
            <text:p>0.1250</text:p>
          </table:table-cell>
          <table:table-cell table:formula="of:=[.D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6713" calcext:value-type="float">
            <text:p>-0.966713</text:p>
          </table:table-cell>
          <table:table-cell table:formula="of:=[.B43]" office:value-type="float" office:value="1.5" calcext:value-type="float">
            <text:p>1.50</text:p>
          </table:table-cell>
          <table:table-cell table:formula="of:=SUM([.A44:.B44])" office:value-type="float" office:value="0.533287" calcext:value-type="float">
            <text:p>0.5333</text:p>
          </table:table-cell>
          <table:table-cell table:formula="of:=[.D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1078" calcext:value-type="float">
            <text:p>-2.1078</text:p>
          </table:table-cell>
          <table:table-cell table:formula="of:=[.B44]" office:value-type="float" office:value="1.5" calcext:value-type="float">
            <text:p>1.50</text:p>
          </table:table-cell>
          <table:table-cell table:formula="of:=SUM([.A45:.B45])" office:value-type="float" office:value="-0.6078" calcext:value-type="float">
            <text:p>-0.6078</text:p>
          </table:table-cell>
          <table:table-cell table:formula="of:=[.D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2661" calcext:value-type="float">
            <text:p>-1.42661</text:p>
          </table:table-cell>
          <table:table-cell table:formula="of:=[.B45]" office:value-type="float" office:value="1.5" calcext:value-type="float">
            <text:p>1.50</text:p>
          </table:table-cell>
          <table:table-cell table:formula="of:=SUM([.A46:.B46])" office:value-type="float" office:value="0.0733899999999998" calcext:value-type="float">
            <text:p>0.0734</text:p>
          </table:table-cell>
          <table:table-cell table:formula="of:=[.D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0802" calcext:value-type="float">
            <text:p>-1.40802</text:p>
          </table:table-cell>
          <table:table-cell table:formula="of:=[.B46]" office:value-type="float" office:value="1.5" calcext:value-type="float">
            <text:p>1.50</text:p>
          </table:table-cell>
          <table:table-cell table:formula="of:=SUM([.A47:.B47])" office:value-type="float" office:value="0.09198" calcext:value-type="float">
            <text:p>0.0920</text:p>
          </table:table-cell>
          <table:table-cell table:formula="of:=[.D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371" calcext:value-type="float">
            <text:p>-1.5371</text:p>
          </table:table-cell>
          <table:table-cell table:formula="of:=[.B47]" office:value-type="float" office:value="1.5" calcext:value-type="float">
            <text:p>1.50</text:p>
          </table:table-cell>
          <table:table-cell table:formula="of:=SUM([.A48:.B48])" office:value-type="float" office:value="-0.0371000000000001" calcext:value-type="float">
            <text:p>-0.0371</text:p>
          </table:table-cell>
          <table:table-cell table:formula="of:=[.D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4809" calcext:value-type="float">
            <text:p>-1.4809</text:p>
          </table:table-cell>
          <table:table-cell table:formula="of:=[.B48]" office:value-type="float" office:value="1.5" calcext:value-type="float">
            <text:p>1.50</text:p>
          </table:table-cell>
          <table:table-cell table:formula="of:=SUM([.A49:.B49])" office:value-type="float" office:value="0.0190999999999999" calcext:value-type="float">
            <text:p>0.0191</text:p>
          </table:table-cell>
          <table:table-cell table:formula="of:=[.D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50692" calcext:value-type="float">
            <text:p>-1.50692</text:p>
          </table:table-cell>
          <table:table-cell table:formula="of:=[.B49]" office:value-type="float" office:value="1.5" calcext:value-type="float">
            <text:p>1.50</text:p>
          </table:table-cell>
          <table:table-cell table:formula="of:=SUM([.A50:.B50])" office:value-type="float" office:value="-0.00692000000000004" calcext:value-type="float">
            <text:p>-0.0069</text:p>
          </table:table-cell>
          <table:table-cell table:formula="of:=[.D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3299" calcext:value-type="float">
            <text:p>-1.23299</text:p>
          </table:table-cell>
          <table:table-cell table:formula="of:=[.B50]" office:value-type="float" office:value="1.5" calcext:value-type="float">
            <text:p>1.50</text:p>
          </table:table-cell>
          <table:table-cell table:formula="of:=SUM([.A51:.B51])" office:value-type="float" office:value="0.26701" calcext:value-type="float">
            <text:p>0.2670</text:p>
          </table:table-cell>
          <table:table-cell table:formula="of:=[.D5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style-name="Default" table:formula="of:=GEOMEAN([.C2:.C51])" office:value-type="string" office:string-value="" calcext:value-type="error">
            <text:p>Err:502</text:p>
          </table:table-cell>
          <table:table-cell/>
        </table:table-row>
      </table:table>
      <table:named-expressions/>
      <table:database-ranges>
        <table:database-range table:name="__Anonymous_Sheet_DB__4" table:target-range-address="chocolate.A1:chocolate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17:23:55.963150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2T22:40:52.231246461</dc:date>
    <meta:editing-duration>PT8H18M26S</meta:editing-duration>
    <meta:editing-cycles>45</meta:editing-cycles>
    <meta:generator>LibreOffice/5.1.6.2$Linux_X86_64 LibreOffice_project/10m0$Build-2</meta:generator>
    <meta:document-statistic meta:table-count="5" meta:cell-count="101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-5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scatter" chart:column-mapping="" chart:style-name="ch1">
        <chart:title svg:x="11.669cm" svg:y="0.439cm" chart:style-name="ch2">
          <text:p>Estimación de ángulos</text:p>
        </chart:title>
        <chart:subtitle svg:x="12.452cm" svg:y="1.832cm" chart:style-name="ch3">
          <text:p>Caja de cereal con 
orientación de 0 Grados</text:p>
        </chart:subtitle>
        <chart:legend svg:x="23.155cm" svg:y="3.216cm" style:legend-expansion="custom" chartooo:width="6.949cm" chartooo:height="2.946cm" style:legend-expansion-aspect-ratio="2.35879158180584" chart:style-name="ch4"/>
        <chart:plot-area chart:style-name="ch5" table:cell-range-address="cerealBox.D1:cerealBox.D51 cerealBox.B1:cerealBox.B51" chart:data-source-has-labels="both" svg:x="2.905cm" svg:y="2.921cm" svg:width="20.048cm" svg:height="11.049cm">
          <chartooo:coordinate-region svg:x="3.474cm" svg:y="3.116cm" svg:width="19.266cm" svg:height="10.659cm"/>
          <chart:axis chart:dimension="x" chart:name="primary-x" chart:style-name="ch6" chartooo:axis-type="auto">
            <chart:title svg:x="11.94cm" svg:y="14.275cm" chart:style-name="ch7">
              <text:p>Eventos</text:p>
            </chart:title>
            <chart:categories table:cell-range-address="cerealBox.D1:cerealBox.D1"/>
          </chart:axis>
          <chart:axis chart:dimension="y" chart:name="primary-y" chart:style-name="ch8">
            <chart:title svg:x="1.435cm" svg:y="10.51cm" chart:style-name="ch9">
              <text:p>Ángulo en grados</text:p>
            </chart:title>
            <chart:grid chart:style-name="ch10" chart:class="major"/>
          </chart:axis>
          <chart:series chart:style-name="ch11" chart:values-cell-range-address="cerealBox.B2:cerealBox.B51" chart:label-cell-address="cerealBox.B1:cerealBox.B1" chart:class="chart:scatter">
            <chart:data-point chart:style-name="ch12"/>
            <chart:data-point chart:repeated="49"/>
          </chart:series>
          <chart:series chart:style-name="ch13" chart:values-cell-range-address="cerealBox.D1:cerealBox.D51" chart:label-cell-address="cerealBox.D1:cerealBox.D1" chart:class="chart:scatter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cerealBox.B1:cerealBox.B1</svg:desc>
                </draw:g>
              </table:table-cell>
              <table:table-cell office:value-type="string">
                <text:p>Valor ideal</text:p>
                <draw:g>
                  <svg:desc>cerealBox.D1:cerealBox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alor ideal</text:p>
                <draw:g>
                  <svg:desc>cerealBox.D1:cerealBox.D1</svg:desc>
                </draw:g>
              </table:table-cell>
              <table:table-cell office:value-type="float" office:value="0.436198157265674">
                <text:p>0.436198157265674</text:p>
                <draw:g>
                  <svg:desc>cerealBox.B2:cerealBox.B51</svg:desc>
                </draw:g>
              </table:table-cell>
              <table:table-cell office:value-type="float" office:value="NaN">
                <text:p>NaN</text:p>
                <draw:g>
                  <svg:desc>cerealBox.D1:cerealBox.D51</svg:desc>
                </draw:g>
              </table:table-cell>
            </table:table-row>
            <table:table-row>
              <table:table-cell office:value-type="string"/>
              <table:table-cell office:value-type="float" office:value="0.0025809295866519">
                <text:p>0.002580929586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3563018830522">
                <text:p>0.223563018830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250016633446563">
                <text:p>-0.250016633446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130793673976973">
                <text:p>-0.13079367397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118632489131062">
                <text:p>-0.11863248913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2862007224163">
                <text:p>0.26286200722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1134326072492">
                <text:p>0.451134326072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7563417073231">
                <text:p>0.157563417073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9738341089783">
                <text:p>0.499738341089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5944331480977">
                <text:p>0.355944331480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300568946432822">
                <text:p>0.00300568946432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67956870729693">
                <text:p>0.0667956870729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1241181566855">
                <text:p>0.301241181566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0353374237802679">
                <text:p>-0.0353374237802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077624053529">
                <text:p>0.1107762405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0751143043069906">
                <text:p>-0.0751143043069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299763607013">
                <text:p>0.515299763607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153439256561744">
                <text:p>-0.15343925656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3905220862036">
                <text:p>0.37390522086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7456871560146">
                <text:p>0.467456871560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0756283107036">
                <text:p>0.240756283107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1830783963308">
                <text:p>0.511830783963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0419934087082499">
                <text:p>-0.041993408708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9949229675665">
                <text:p>0.279949229675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3782198966395">
                <text:p>0.163782198966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159296105603828">
                <text:p>-0.159296105603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7743817046968">
                <text:p>0.0467743817046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175743381882479">
                <text:p>-0.175743381882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0190385589951039">
                <text:p>-0.019038558995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328587475673305">
                <text:p>-0.328587475673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0254694901513026">
                <text:p>-0.0254694901513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96234413102617">
                <text:p>0.059623441310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0784895595948">
                <text:p>0.360784895595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1577099192106">
                <text:p>0.11157709919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2561557954021">
                <text:p>0.50256155795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133664227117136">
                <text:p>-0.133664227117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128338034032243">
                <text:p>-0.128338034032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232890176312084">
                <text:p>-0.23289017631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506279079285">
                <text:p>0.437506279079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3104394244346">
                <text:p>0.493104394244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030948248834">
                <text:p>0.43030948248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7156818059673">
                <text:p>0.277156818059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344933764904066">
                <text:p>-0.34493376490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98565444522421">
                <text:p>0.019856544452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399182694110889">
                <text:p>-0.399182694110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0505069185214158">
                <text:p>-0.0505069185214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28238792795892">
                <text:p>-0.28238792795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1697121188638">
                <text:p>0.331697121188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00734248558943373">
                <text:p>-0.00734248558943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-5" chart:maximum="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scatter" chart:style-name="ch1">
        <chart:title svg:x="11.863cm" svg:y="0.439cm" chart:style-name="ch2">
          <text:p>Estimación de águlos</text:p>
        </chart:title>
        <chart:subtitle svg:x="12.152cm" svg:y="1.832cm" chart:style-name="ch3">
          <text:p>Barra de chocolate con 
orientación de cero grados</text:p>
        </chart:subtitle>
        <chart:legend svg:x="23.181cm" svg:y="2.922cm" style:legend-expansion="custom" chartooo:width="6.949cm" chartooo:height="1.527cm" style:legend-expansion-aspect-ratio="4.55075311067453" chart:style-name="ch4"/>
        <chart:plot-area chart:style-name="ch5" table:cell-range-address="chocolate.C1:chocolate.D51" chart:data-source-has-labels="row" svg:x="2.718cm" svg:y="3.37cm" svg:width="20.3cm" svg:height="9.651cm">
          <chartooo:coordinate-region svg:x="3.287cm" svg:y="3.565cm" svg:width="19.518cm" svg:height="9.261cm"/>
          <chart:axis chart:dimension="x" chart:name="primary-x" chart:style-name="ch6">
            <chart:title svg:x="11.879cm" svg:y="13.326cm" chart:style-name="ch7">
              <text:p>Eventos</text:p>
            </chart:title>
          </chart:axis>
          <chart:axis chart:dimension="y" chart:name="primary-y" chart:style-name="ch8">
            <chart:title svg:x="1.248cm" svg:y="10.26cm" chart:style-name="ch9">
              <text:p>Ángulo en grados</text:p>
            </chart:title>
            <chart:grid chart:style-name="ch10" chart:class="major"/>
          </chart:axis>
          <chart:series chart:style-name="ch11" chart:values-cell-range-address="chocolate.C2:chocolate.C51" chart:label-cell-address="chocolate.C1:chocolate.C1" chart:class="chart:scatter">
            <chart:data-point chart:repeated="50"/>
          </chart:series>
          <chart:series chart:style-name="ch12" chart:values-cell-range-address="chocolate.D2:chocolate.D51" chart:label-cell-address="chocolate.D1:chocolate.D1" chart:class="chart:scatter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chocolate.C1:chocolate.C1</svg:desc>
                </draw:g>
              </table:table-cell>
              <table:table-cell office:value-type="string">
                <text:p>Valor ideal</text:p>
                <draw:g>
                  <svg:desc>chocolate.D1:chocolat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4732">
                <text:p>-0.24732</text:p>
                <draw:g>
                  <svg:desc>chocolate.C2:chocolate.C51</svg:desc>
                </draw:g>
              </table:table-cell>
              <table:table-cell office:value-type="float" office:value="0">
                <text:p>0</text:p>
                <draw:g>
                  <svg:desc>chocolate.D2:chocolate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00174">
                <text:p>-1.00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6766">
                <text:p>-0.46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45999999999991">
                <text:p>0.00445999999999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2165">
                <text:p>-0.5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135">
                <text:p>0.09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0831">
                <text:p>-0.50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2327">
                <text:p>0.572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46099999999999">
                <text:p>0.09460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342">
                <text:p>-0.2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8553">
                <text:p>0.548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7218">
                <text:p>0.687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422">
                <text:p>0.3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8016">
                <text:p>-0.28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679">
                <text:p>0.46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9767">
                <text:p>0.799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6698">
                <text:p>0.716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48003">
                <text:p>1.148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3244">
                <text:p>-0.43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4658">
                <text:p>-0.54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1388">
                <text:p>-0.2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229">
                <text:p>0.10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603">
                <text:p>0.23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898">
                <text:p>0.15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1799999999999">
                <text:p>0.09817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045">
                <text:p>0.48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568">
                <text:p>0.4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184">
                <text:p>0.15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955200000000001">
                <text:p>-0.09552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04599999999999">
                <text:p>0.03045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95000000000001">
                <text:p>0.0049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4773">
                <text:p>-0.14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882">
                <text:p>0.23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83899999999999">
                <text:p>0.01838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282">
                <text:p>-0.2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3749">
                <text:p>-0.83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2379">
                <text:p>-0.7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133">
                <text:p>-0.6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5495">
                <text:p>-0.45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872">
                <text:p>0.20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1421">
                <text:p>-0.3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495">
                <text:p>0.12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33287">
                <text:p>0.533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078">
                <text:p>-0.6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33899999999998">
                <text:p>0.07338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198">
                <text:p>0.09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371000000000001">
                <text:p>-0.037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90999999999999">
                <text:p>0.0190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692000000000004">
                <text:p>-0.0069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701">
                <text:p>0.267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-5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scatter" chart:style-name="ch1">
        <chart:title svg:x="11.669cm" svg:y="0.439cm" chart:style-name="ch2">
          <text:p>Estimación de ángulos</text:p>
        </chart:title>
        <chart:subtitle svg:x="10.623cm" svg:y="1.527cm" chart:style-name="ch3">
          <text:p>Joystick con 
orientación de cero grados</text:p>
        </chart:subtitle>
        <chart:legend svg:x="23.058cm" svg:y="3.191cm" style:legend-expansion="custom" chartooo:width="6.949cm" chartooo:height="2.13cm" style:legend-expansion-aspect-ratio="3.26244131455399" chart:style-name="ch4"/>
        <chart:plot-area chart:style-name="ch5" table:cell-range-address="joystick.A1:joystick.A52 joystick.D1:joystick.D51" chart:data-source-has-labels="row" svg:x="1.92cm" svg:y="2.852cm" svg:width="20.869cm" svg:height="11.169cm">
          <chartooo:coordinate-region svg:x="2.489cm" svg:y="3.047cm" svg:width="20.087cm" svg:height="10.779cm"/>
          <chart:axis chart:dimension="x" chart:name="primary-x" chart:style-name="ch6">
            <chart:title svg:x="11.365cm" svg:y="14.326cm" chart:style-name="ch7">
              <text:p>Eventos</text:p>
            </chart:title>
          </chart:axis>
          <chart:axis chart:dimension="y" chart:name="primary-y" chart:style-name="ch8">
            <chart:title svg:x="0.45cm" svg:y="10.501cm" chart:style-name="ch9">
              <text:p>Ángulo en grados</text:p>
            </chart:title>
            <chart:grid chart:style-name="ch10" chart:class="major"/>
          </chart:axis>
          <chart:series chart:style-name="ch11" chart:values-cell-range-address="joystick.A2:joystick.A52" chart:label-cell-address="joystick.A1:joystick.A1" chart:class="chart:scatter">
            <chart:data-point chart:repeated="51"/>
          </chart:series>
          <chart:series chart:style-name="ch12" chart:values-cell-range-address="joystick.D2:joystick.D51" chart:label-cell-address="joystick.D1:joystick.D1" chart:class="chart:scatter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joystick.A1:joystick.A1</svg:desc>
                </draw:g>
              </table:table-cell>
              <table:table-cell office:value-type="string">
                <text:p>Valor ideal</text:p>
                <draw:g>
                  <svg:desc>joystick.D1:joystic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73428">
                <text:p>-1.73428</text:p>
                <draw:g>
                  <svg:desc>joystick.A2:joystick.A52</svg:desc>
                </draw:g>
              </table:table-cell>
              <table:table-cell office:value-type="float" office:value="0">
                <text:p>0</text:p>
                <draw:g>
                  <svg:desc>joystick.D2:joystick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42761">
                <text:p>-3.42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257">
                <text:p>-1.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37167">
                <text:p>-2.37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83386">
                <text:p>0.0783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888672">
                <text:p>-0.0888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5378">
                <text:p>3.35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5617">
                <text:p>3.95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3862">
                <text:p>3.23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13137">
                <text:p>-3.13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09316">
                <text:p>-3.09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6642">
                <text:p>1.86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2191">
                <text:p>1.5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6379">
                <text:p>2.26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5472">
                <text:p>2.35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80419">
                <text:p>-3.80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967">
                <text:p>-3.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96502">
                <text:p>-3.96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7377">
                <text:p>-2.7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56709">
                <text:p>-3.56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57516">
                <text:p>-3.57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11372">
                <text:p>-1.1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55615">
                <text:p>-2.55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46529">
                <text:p>-2.46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1211">
                <text:p>-2.6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.62173">
                <text:p>-3.62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10051">
                <text:p>-3.10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3902">
                <text:p>-3.03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8192">
                <text:p>-3.8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45972">
                <text:p>-1.45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6415">
                <text:p>1.36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1751">
                <text:p>3.0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359">
                <text:p>3.5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2675">
                <text:p>2.22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00607">
                <text:p>0.0700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1563">
                <text:p>4.5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331">
                <text:p>1.00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2081">
                <text:p>3.0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11372">
                <text:p>-1.1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55615">
                <text:p>-2.55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46529">
                <text:p>-2.46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61211">
                <text:p>-2.6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4218">
                <text:p>1.54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2727">
                <text:p>2.92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3828">
                <text:p>2.23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27741">
                <text:p>-3.27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60721">
                <text:p>-3.60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83958">
                <text:p>-3.8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.15226">
                <text:p>-4.15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48104">
                <text:p>-3.48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42256">
                <text:p>-2.422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-5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scatter" chart:style-name="ch1">
        <chart:title svg:x="11.669cm" svg:y="0.439cm" chart:style-name="ch2">
          <text:p>Estimación de ángulos</text:p>
        </chart:title>
        <chart:subtitle svg:x="12.452cm" svg:y="1.832cm" chart:style-name="ch3">
          <text:p>Caja de jugo con 
orientación de 0 Grados</text:p>
        </chart:subtitle>
        <chart:legend svg:x="23.531cm" svg:y="3.081cm" style:legend-expansion="custom" chartooo:width="6.949cm" chartooo:height="2.51cm" style:legend-expansion-aspect-ratio="2.76852589641434" chart:style-name="ch4"/>
        <chart:plot-area chart:style-name="ch5" table:cell-range-address="jugo.A1:jugo.A51 jugo.D1:jugo.D51" chart:data-source-has-labels="row" svg:x="2.196cm" svg:y="2.901cm" svg:width="21.15cm" svg:height="10.47cm">
          <chartooo:coordinate-region svg:x="2.765cm" svg:y="3.096cm" svg:width="20.368cm" svg:height="10.08cm"/>
          <chart:axis chart:dimension="x" chart:name="primary-x" chart:style-name="ch6">
            <chart:title svg:x="11.782cm" svg:y="13.676cm" chart:style-name="ch7">
              <text:p>Eventos</text:p>
            </chart:title>
          </chart:axis>
          <chart:axis chart:dimension="y" chart:name="primary-y" chart:style-name="ch8">
            <chart:title svg:x="0.726cm" svg:y="10.201cm" chart:style-name="ch9">
              <text:p>Ángulo en grados</text:p>
            </chart:title>
            <chart:grid chart:style-name="ch10" chart:class="major"/>
          </chart:axis>
          <chart:series chart:style-name="ch11" chart:values-cell-range-address="jugo.A2:jugo.A51" chart:label-cell-address="jugo.A1:jugo.A1" chart:class="chart:scatter">
            <chart:data-point chart:repeated="50"/>
          </chart:series>
          <chart:series chart:style-name="ch12" chart:values-cell-range-address="jugo.D2:jugo.D51" chart:label-cell-address="jugo.D1:jugo.D1" chart:class="chart:scatter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jugo.A1:jugo.A1</svg:desc>
                </draw:g>
              </table:table-cell>
              <table:table-cell office:value-type="string">
                <text:p>Valor ideal</text:p>
                <draw:g>
                  <svg:desc>jugo.D1:jug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2383">
                <text:p>1.52383</text:p>
                <draw:g>
                  <svg:desc>jugo.A2:jugo.A51</svg:desc>
                </draw:g>
              </table:table-cell>
              <table:table-cell office:value-type="float" office:value="0">
                <text:p>0</text:p>
                <draw:g>
                  <svg:desc>jugo.D2:jugo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9349">
                <text:p>1.79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1052">
                <text:p>1.3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0009">
                <text:p>1.7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6795">
                <text:p>1.36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2152">
                <text:p>0.86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7926">
                <text:p>1.87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854">
                <text:p>1.93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9278">
                <text:p>1.39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6568">
                <text:p>-0.16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4804">
                <text:p>1.84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149">
                <text:p>0.93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725">
                <text:p>0.78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7152">
                <text:p>1.37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0608">
                <text:p>1.80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4293">
                <text:p>1.74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35142">
                <text:p>1.535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15493">
                <text:p>-1.15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35947">
                <text:p>-0.735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0564">
                <text:p>-1.0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62434">
                <text:p>-1.6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86583">
                <text:p>-0.786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13622">
                <text:p>-1.13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18608">
                <text:p>-1.18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6994">
                <text:p>-0.96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37108">
                <text:p>-0.637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14336">
                <text:p>-1.14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1855">
                <text:p>-1.3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7761">
                <text:p>-1.17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6568">
                <text:p>-1.16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35647">
                <text:p>-1.35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5546">
                <text:p>-1.5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30742">
                <text:p>-1.30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12511">
                <text:p>-1.12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31959">
                <text:p>-1.3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79929">
                <text:p>-0.879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58852">
                <text:p>-0.65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08464">
                <text:p>-1.0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11831">
                <text:p>-1.1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98349">
                <text:p>-0.698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5511">
                <text:p>-1.5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45344">
                <text:p>-1.45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82599">
                <text:p>-0.882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10836">
                <text:p>-2.10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2776">
                <text:p>-0.7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09451">
                <text:p>-1.09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26081">
                <text:p>-1.26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85929">
                <text:p>-1.85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0571">
                <text:p>-1.0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04399">
                <text:p>-1.043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2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1">
      <style:chart-properties chart:display-label="true" chart:logarithmic="false" chart:minimum="-5" chart:maximum="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scatter" chart:style-name="ch1">
        <chart:title svg:x="11.669cm" svg:y="0.439cm" chart:style-name="ch2">
          <text:p>Estimación de ángulos</text:p>
        </chart:title>
        <chart:subtitle svg:x="12.505cm" svg:y="1.832cm" chart:style-name="ch3">
          <text:p>Caja de leche con 
orientación de 0 grados</text:p>
        </chart:subtitle>
        <chart:legend svg:x="23.225cm" svg:y="3.134cm" style:legend-expansion="custom" chartooo:width="6.949cm" chartooo:height="2.036cm" style:legend-expansion-aspect-ratio="3.41306483300589" chart:style-name="ch4"/>
        <chart:plot-area chart:style-name="ch5" table:cell-range-address="leche.A1:leche.A51 leche.D1:leche.D51" chart:data-source-has-labels="row" svg:x="1.921cm" svg:y="2.852cm" svg:width="21.304cm" svg:height="11.169cm">
          <chartooo:coordinate-region svg:x="2.49cm" svg:y="3.047cm" svg:width="20.522cm" svg:height="10.779cm"/>
          <chart:axis chart:dimension="x" chart:name="primary-x" chart:style-name="ch6">
            <chart:title svg:x="11.584cm" svg:y="14.326cm" chart:style-name="ch7">
              <text:p>Eventos</text:p>
            </chart:title>
          </chart:axis>
          <chart:axis chart:dimension="y" chart:name="primary-y" chart:style-name="ch8">
            <chart:title svg:x="0.451cm" svg:y="10.501cm" chart:style-name="ch9">
              <text:p>Ángulo en grados</text:p>
            </chart:title>
            <chart:grid chart:style-name="ch10" chart:class="major"/>
          </chart:axis>
          <chart:series chart:style-name="ch11" chart:values-cell-range-address="leche.A2:leche.A51" chart:label-cell-address="leche.A1:leche.A1" chart:class="chart:scatter">
            <chart:data-point chart:repeated="50"/>
          </chart:series>
          <chart:series chart:style-name="ch12" chart:values-cell-range-address="leche.D2:leche.D51" chart:label-cell-address="leche.D1:leche.D1" chart:class="chart:scatter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leche.A1:leche.A1</svg:desc>
                </draw:g>
              </table:table-cell>
              <table:table-cell office:value-type="string">
                <text:p>Valor ideal</text:p>
                <draw:g>
                  <svg:desc>leche.D1:lech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2024">
                <text:p>0.442024</text:p>
                <draw:g>
                  <svg:desc>leche.A2:leche.A51</svg:desc>
                </draw:g>
              </table:table-cell>
              <table:table-cell office:value-type="float" office:value="0">
                <text:p>0</text:p>
                <draw:g>
                  <svg:desc>leche.D2:leche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56314">
                <text:p>-0.0456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9438">
                <text:p>0.259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169">
                <text:p>0.346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442">
                <text:p>1.56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6693">
                <text:p>0.766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1216">
                <text:p>0.94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679">
                <text:p>1.4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2455">
                <text:p>1.2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1742">
                <text:p>1.6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5955">
                <text:p>0.415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5155">
                <text:p>0.135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7143">
                <text:p>0.33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9397">
                <text:p>0.569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9804">
                <text:p>0.18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2636">
                <text:p>0.272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0762">
                <text:p>1.10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2393">
                <text:p>0.20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7371">
                <text:p>0.227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81242">
                <text:p>-0.78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6225">
                <text:p>0.646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83646">
                <text:p>-0.283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8228">
                <text:p>0.48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626602">
                <text:p>-0.0626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2882">
                <text:p>0.60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36795">
                <text:p>-0.136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85535">
                <text:p>-0.0485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3755">
                <text:p>0.903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0306">
                <text:p>0.360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48584">
                <text:p>0.548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89465">
                <text:p>0.889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858">
                <text:p>1.0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2052">
                <text:p>1.8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6139">
                <text:p>1.56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2537">
                <text:p>0.912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0628">
                <text:p>0.190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76303">
                <text:p>0.0476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55975">
                <text:p>0.0655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16039">
                <text:p>-0.416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1855">
                <text:p>0.97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7038">
                <text:p>1.67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7068">
                <text:p>0.307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0664">
                <text:p>0.180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9091">
                <text:p>0.529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4323">
                <text:p>1.24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8451">
                <text:p>1.38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6951">
                <text:p>1.06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6613">
                <text:p>0.746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09708">
                <text:p>0.0809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3159">
                <text:p>0.5031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